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78920" officeooo:paragraph-rsid="00178920"/>
    </style:style>
    <style:style style:name="P2" style:family="paragraph" style:parent-style-name="Footer">
      <style:text-properties officeooo:rsid="0096b4e2" officeooo:paragraph-rsid="0096b4e2"/>
    </style:style>
    <style:style style:name="P3" style:family="paragraph" style:parent-style-name="Footer">
      <style:text-properties officeooo:rsid="001f8a2d" officeooo:paragraph-rsid="002b33ed"/>
    </style:style>
    <style:style style:name="P4" style:family="paragraph" style:parent-style-name="Footer">
      <style:text-properties officeooo:rsid="001f8a2d" officeooo:paragraph-rsid="00bd36bc"/>
    </style:style>
    <style:style style:name="P5" style:family="paragraph" style:parent-style-name="Footer">
      <style:text-properties officeooo:rsid="011350d1" officeooo:paragraph-rsid="011350d1"/>
    </style:style>
    <style:style style:name="P6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1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1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39" style:family="paragraph" style:parent-style-name="Footer">
      <style:text-properties officeooo:paragraph-rsid="00c384cf"/>
    </style:style>
    <style:style style:name="P40" style:family="paragraph" style:parent-style-name="Footer">
      <style:paragraph-properties fo:text-align="start" style:justify-single-word="false"/>
      <style:text-properties officeooo:paragraph-rsid="0211dd7e"/>
    </style:style>
    <style:style style:name="P41" style:family="paragraph" style:parent-style-name="Footer">
      <style:paragraph-properties fo:text-align="start" style:justify-single-word="false"/>
      <style:text-properties officeooo:paragraph-rsid="00d4df5c"/>
    </style:style>
    <style:style style:name="P42" style:family="paragraph" style:parent-style-name="Footer">
      <style:text-properties officeooo:rsid="0242edd8" officeooo:paragraph-rsid="0242edd8"/>
    </style:style>
    <style:style style:name="P43" style:family="paragraph" style:parent-style-name="Footer">
      <style:text-properties officeooo:paragraph-rsid="008d016c"/>
    </style:style>
    <style:style style:name="P44" style:family="paragraph" style:parent-style-name="Footer">
      <style:text-properties officeooo:paragraph-rsid="010f7046"/>
    </style:style>
    <style:style style:name="P45" style:family="paragraph" style:parent-style-name="Footer">
      <style:text-properties officeooo:paragraph-rsid="01120261"/>
    </style:style>
    <style:style style:name="P46" style:family="paragraph" style:parent-style-name="Footer">
      <style:paragraph-properties fo:text-align="end" style:justify-single-word="false"/>
      <style:text-properties officeooo:paragraph-rsid="00d4df5c"/>
    </style:style>
    <style:style style:name="P47" style:family="paragraph" style:parent-style-name="Footer">
      <style:text-properties officeooo:paragraph-rsid="00d4df5c"/>
    </style:style>
    <style:style style:name="P48" style:family="paragraph" style:parent-style-name="Footer">
      <style:text-properties officeooo:paragraph-rsid="00863005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2aa84d"/>
    </style:style>
    <style:style style:name="P52" style:family="paragraph" style:parent-style-name="Footer">
      <style:text-properties officeooo:paragraph-rsid="030c4d7d"/>
    </style:style>
    <style:style style:name="P53" style:family="paragraph" style:parent-style-name="Footer">
      <style:text-properties officeooo:paragraph-rsid="00d8520c"/>
    </style:style>
    <style:style style:name="P54" style:family="paragraph" style:parent-style-name="Footer">
      <style:text-properties officeooo:paragraph-rsid="0096b4e2"/>
    </style:style>
    <style:style style:name="P55" style:family="paragraph" style:parent-style-name="Footer">
      <style:text-properties officeooo:paragraph-rsid="02a682f9"/>
    </style:style>
    <style:style style:name="P5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7" style:family="paragraph" style:parent-style-name="Header">
      <style:paragraph-properties fo:margin-left="0cm" fo:margin-right="0cm" fo:text-indent="0cm" style:auto-text-indent="fals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5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4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69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officeooo:paragraph-rsid="0211dd7e"/>
    </style:style>
    <style:style style:name="P74" style:family="paragraph" style:parent-style-name="Header">
      <style:paragraph-properties fo:text-align="start" style:justify-single-word="false"/>
      <style:text-properties officeooo:paragraph-rsid="0289fb01"/>
    </style:style>
    <style:style style:name="P75" style:family="paragraph" style:parent-style-name="Header">
      <style:paragraph-properties fo:text-align="start" style:justify-single-word="false"/>
      <style:text-properties officeooo:paragraph-rsid="02a56131"/>
    </style:style>
    <style:style style:name="P76" style:family="paragraph" style:parent-style-name="Header">
      <style:paragraph-properties fo:text-align="center" style:justify-single-word="false"/>
      <style:text-properties officeooo:paragraph-rsid="00ab054e"/>
    </style:style>
    <style:style style:name="P77" style:family="paragraph" style:parent-style-name="Header">
      <style:paragraph-properties fo:text-align="center" style:justify-single-word="false"/>
      <style:text-properties officeooo:paragraph-rsid="00c10aa6"/>
    </style:style>
    <style:style style:name="P78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9" style:family="paragraph" style:parent-style-name="_5f_Header_20_G_20_page_20_impaire_20__28_D_29_">
      <style:text-properties officeooo:paragraph-rsid="01259ec2"/>
    </style:style>
    <style:style style:name="P80" style:family="paragraph" style:parent-style-name="_5f_Header_20_G_20_page_20_impaire_20__28_D_29_">
      <style:text-properties officeooo:paragraph-rsid="00c87b35"/>
    </style:style>
    <style:style style:name="P81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_5f_Header_20_D_20_page_20_impaire_20__28_D_29_">
      <style:text-properties officeooo:paragraph-rsid="01a13e78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G_20_page_20_paire_20__28_G_29_">
      <style:paragraph-properties fo:text-align="start" style:justify-single-word="fals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">
      <style:text-properties officeooo:paragraph-rsid="00c4caa8"/>
    </style:style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remier_5f_Titre_5f_Exercices_5f_avec_5f_Num_20_Exo_5f_Avec_5f_Titre" style:master-page-name="_35__5f_1_5f_SERIE_5f_G_5f_GAUCHE_5f_ET_5f_DROITE_5f_2COL">
      <style:paragraph-properties style:page-number="auto"/>
    </style:style>
    <style:style style:name="P108" style:family="paragraph">
      <style:paragraph-properties fo:text-align="center"/>
    </style:style>
    <style:style style:name="P10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d7e12c"/>
    </style:style>
    <style:style style:name="P1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16" style:family="paragraph">
      <loext:graphic-properties draw:fill="solid" draw:fill-color="#7fb241"/>
    </style:style>
    <style:style style:name="P117" style:family="paragraph">
      <loext:graphic-properties draw:fill="solid" draw:fill-color="#1ca2b8"/>
    </style:style>
    <style:style style:name="P11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d62e4e"/>
    </style:style>
    <style:style style:name="T1" style:family="text">
      <style:text-properties officeooo:rsid="0032e83a"/>
    </style:style>
    <style:style style:name="T2" style:family="text">
      <style:text-properties officeooo:rsid="002b33ed"/>
    </style:style>
    <style:style style:name="T3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4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5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6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7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8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9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10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11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12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13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14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15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16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17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18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19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20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21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22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23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24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25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26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27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28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29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30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31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32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33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34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35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36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37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3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39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40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41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42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43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44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45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46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47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48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49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50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51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52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53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54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55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56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57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58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59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60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61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62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63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64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65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66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67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68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69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70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71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72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73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74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5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6" style:family="text">
      <style:text-properties fo:font-variant="small-caps"/>
    </style:style>
    <style:style style:name="T77" style:family="text">
      <style:text-properties fo:font-variant="small-caps" officeooo:rsid="0096b4e2"/>
    </style:style>
    <style:style style:name="T78" style:family="text">
      <style:text-properties fo:font-variant="small-caps" officeooo:rsid="00a847d5"/>
    </style:style>
    <style:style style:name="T79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0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81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82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83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4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85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6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87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88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89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90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91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92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93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4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5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96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97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98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99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100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101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102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10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104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105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06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07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08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09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10" style:family="text">
      <style:text-properties fo:font-variant="small-caps" fo:color="#9d0f89" loext:opacity="100%" style:font-name="Bitstream Vera Sans1" fo:font-size="16pt" fo:font-weight="bold" officeooo:rsid="01a13e78"/>
    </style:style>
    <style:style style:name="T111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12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13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4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15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6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17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18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19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20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21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22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23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24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25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26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27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28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129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13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3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3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3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3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3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3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3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3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39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140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141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142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143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144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145" style:family="text">
      <style:text-properties fo:font-variant="small-caps" officeooo:rsid="0054f64f"/>
    </style:style>
    <style:style style:name="T146" style:family="text">
      <style:text-properties fo:font-variant="small-caps" officeooo:rsid="007d7a6f"/>
    </style:style>
    <style:style style:name="T147" style:family="text">
      <style:text-properties fo:font-variant="small-caps" officeooo:rsid="00990660"/>
    </style:style>
    <style:style style:name="T148" style:family="text">
      <style:text-properties fo:font-variant="small-caps" officeooo:rsid="00b5d2d1"/>
    </style:style>
    <style:style style:name="T149" style:family="text">
      <style:text-properties fo:font-variant="small-caps" officeooo:rsid="00b6801f"/>
    </style:style>
    <style:style style:name="T150" style:family="text">
      <style:text-properties officeooo:rsid="0096b4e2"/>
    </style:style>
    <style:style style:name="T151" style:family="text">
      <style:text-properties officeooo:rsid="008d016c"/>
    </style:style>
    <style:style style:name="T152" style:family="text">
      <style:text-properties officeooo:rsid="01fe03f2"/>
    </style:style>
    <style:style style:name="T153" style:family="text">
      <style:text-properties officeooo:rsid="010c4d3a"/>
    </style:style>
    <style:style style:name="T154" style:family="text">
      <style:text-properties officeooo:rsid="00b6801f"/>
    </style:style>
    <style:style style:name="T155" style:family="text">
      <style:text-properties fo:font-size="16pt" style:font-size-asian="16pt" style:font-size-complex="16pt"/>
    </style:style>
    <style:style style:name="T156" style:family="text">
      <style:text-properties officeooo:rsid="01f8729d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60d7ef"/>
    </style:style>
    <style:style style:name="T161" style:family="text">
      <style:text-properties officeooo:rsid="02735980"/>
    </style:style>
    <style:style style:name="T162" style:family="text">
      <style:text-properties officeooo:rsid="02757f12"/>
    </style:style>
    <style:style style:name="T163" style:family="text">
      <style:text-properties officeooo:rsid="0272f9e5"/>
    </style:style>
    <style:style style:name="T164" style:family="text">
      <style:text-properties officeooo:rsid="026ec296"/>
    </style:style>
    <style:style style:name="T165" style:family="text">
      <style:text-properties officeooo:rsid="0268e0aa"/>
    </style:style>
    <style:style style:name="T166" style:family="text">
      <style:text-properties officeooo:rsid="0072f07f"/>
    </style:style>
    <style:style style:name="T16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8" style:family="text">
      <style:text-properties officeooo:rsid="014407b5"/>
    </style:style>
    <style:style style:name="T169" style:family="text">
      <style:text-properties officeooo:rsid="00a59a60"/>
    </style:style>
    <style:style style:name="T170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officeooo:rsid="0334a5be"/>
    </style:style>
    <style:style style:name="T176" style:family="text">
      <style:text-properties officeooo:rsid="0315af39"/>
    </style:style>
    <style:style style:name="T177" style:family="text">
      <style:text-properties officeooo:rsid="00a4cf55"/>
    </style:style>
    <style:style style:name="T178" style:family="text">
      <style:text-properties officeooo:rsid="009e3fdd"/>
    </style:style>
    <style:style style:name="T179" style:family="text">
      <style:text-properties officeooo:rsid="00a59037"/>
    </style:style>
    <style:style style:name="T180" style:family="text">
      <style:text-properties style:font-name="Atalante"/>
    </style:style>
    <style:style style:name="T181" style:family="text">
      <style:text-properties style:font-name="Bitstream Vera Sans5" officeooo:rsid="00c4caa8"/>
    </style:style>
    <style:style style:name="T182" style:family="text">
      <style:text-properties style:text-position="sub 58%" style:font-name="Bitstream Vera Sans5" officeooo:rsid="00c4caa8"/>
    </style:style>
    <style:style style:name="T183" style:family="text"/>
    <style:style style:name="T184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7" draw:name="Shape3_6" draw:style-name="gr18" draw:text-style-name="P108" svg:x1="17.307cm" svg:y1="1.349cm" svg:x2="21.997cm" svg:y2="1.349cm">
        <text:p/>
      </draw:line>
      <draw:line text:anchor-type="page" text:anchor-page-number="2" draw:z-index="6" draw:name="Shape3_5" draw:style-name="gr18" draw:text-style-name="P108" svg:x1="17.307cm" svg:y1="1.349cm" svg:x2="21.997cm" svg:y2="1.349cm">
        <text:p/>
      </draw:line>
      <draw:line text:anchor-type="page" text:anchor-page-number="2" draw:z-index="5" draw:name="Shape3_4" draw:style-name="gr18" draw:text-style-name="P108" svg:x1="17.307cm" svg:y1="1.349cm" svg:x2="21.997cm" svg:y2="1.349cm">
        <text:p/>
      </draw:line>
      <draw:line text:anchor-type="page" text:anchor-page-number="1" draw:z-index="4" draw:name="Shape3" draw:style-name="gr18" draw:text-style-name="P108" svg:x1="17.307cm" svg:y1="1.349cm" svg:x2="21.997cm" svg:y2="1.349cm">
        <text:p/>
      </draw:line>
      <draw:frame text:anchor-type="page" text:anchor-page-number="2" draw:z-index="3" draw:name="Shape2_4" draw:style-name="gr19" draw:text-style-name="P115" svg:width="2.701cm" svg:height="0.715cm" draw:transform="rotate (0.0876155284501153) translate (1.13594444444444cm 1.38288888888889cm)">
        <draw:text-box>
          <text:p text:style-name="P108"><text:span text:style-name="T184">S</text:span><text:span text:style-name="T184">é</text:span><text:span text:style-name="T184">r</text:span><text:span text:style-name="T184">i</text:span><text:span text:style-name="T184">e</text:span><text:span text:style-name="T184"> </text:span><text:span text:style-name="T184">1</text:span></text:p>
        </draw:text-box>
      </draw:frame>
      <draw:frame text:anchor-type="page" text:anchor-page-number="1" draw:z-index="2" draw:name="Shape2_2" draw:style-name="gr19" draw:text-style-name="P115" svg:width="2.701cm" svg:height="0.715cm" draw:transform="rotate (0.0876155284501153) translate (1.13594444444444cm 1.38288888888889cm)">
        <draw:text-box>
          <text:p text:style-name="P108"><text:span text:style-name="T184">S</text:span><text:span text:style-name="T184">é</text:span><text:span text:style-name="T184">r</text:span><text:span text:style-name="T184">i</text:span><text:span text:style-name="T184">e</text:span><text:span text:style-name="T184"> </text:span><text:span text:style-name="T184">1</text:span></text:p>
        </draw:text-box>
      </draw:frame>
      <draw:path text:anchor-type="page" text:anchor-page-number="1" draw:z-index="1" draw:name="Shape1_3" draw:style-name="gr20" draw:text-style-name="P117" svg:width="4.329cm" svg:height="2.24cm" svg:x="0cm" svg:y="0.02cm" svg:viewBox="0 0 4330 2241" svg:d="M0 2241l3984-288c209-15 363-168 345-342l-170-1611h-4159z">
        <text:p/>
      </draw:path>
      <draw:path text:anchor-type="page" text:anchor-page-number="2" draw:z-index="0" draw:name="Shape1" draw:style-name="gr20" draw:text-style-name="P117" svg:width="4.329cm" svg:height="2.24cm" svg:x="0cm" svg:y="0.02cm" svg:viewBox="0 0 4330 2241" svg:d="M0 2241l3984-288c209-15 363-168 345-342l-170-1611h-4159z">
        <text:p/>
      </draw:path>
      <text:list xml:id="list1707964471" text:style-name="_5f_Numérotation_20_des_20_exercices">
        <text:list-item>
          <text:h text:style-name="P107" text:outline-level="1"><text:span text:style-name="_5f_Caractères">Milieux, perpendiculaires et symétrie</text:span></text:h>
          <text:list>
            <text:list-item>
              <text:p text:style-name="_5f_Paragraphe_5f_avec_5f_Num_5f_Question"><text:span text:style-name="_5f_Caractères">Suis les instructions pour construire ci-dessous la figure :</text:span></text:p>
            </text:list-item>
          </text:list>
        </text:list-item>
      </text:list>
      <text:h text:style-name="_5f_Paragraphe" text:outline-level="1"><text:span text:style-name="_5f_Caractères">Trace un segment [KL] de longueur 7 cm.</text:span></text:h>
      <text:h text:style-name="_5f_Paragraphe" text:outline-level="1"><text:span text:style-name="_5f_Caractères">Place le point M sur [KL] tel que LM = 2 cm.</text:span></text:h>
      <text:h text:style-name="_5f_Paragraphe" text:outline-level="1"><text:span text:style-name="_5f_Caractères">Place le point I, milieu du segment [ML].</text:span></text:h>
      <text:h text:style-name="_5f_Paragraphe" text:outline-level="1"><text:span text:style-name="_5f_Caractères">Place le point J, milieu du segment [MK].</text:span></text:h>
      <text:h text:style-name="_5f_Paragraphe" text:outline-level="1"><text:span text:style-name="_5f_Caractères">Trace la droite (d), passant par M et perpendiculaire à (KL).</text:span></text:h>
      <text:h text:style-name="_5f_Paragraphe" text:outline-level="1"><text:span text:style-name="_5f_Caractères">Trace le symétrique I' de I par rapport à (d) et le symétrique J' de J par rapport à (d)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20440331042961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alcule, en justifiant, la longueur du segment [I’J’]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list xml:id="list120440701799456" text:continue-numbering="true" text:style-name="_5f_Numérotation_20_des_20_exercices">
        <text:list-item>
          <text:h text:style-name="_5f_Titre_5f_Exercices_5f_avec_5f_Titre" text:outline-level="1"><text:span text:style-name="_5f_Caractères">Médiatrice et distance</text:span></text:h>
          <text:list>
            <text:list-item>
              <text:p text:style-name="_5f_Paragraphe_5f_avec_5f_Num_5f_Question"><text:span text:style-name="_5f_Caractères">Construis ci-dessous la figure suivante :</text:span></text:p>
            </text:list-item>
          </text:list>
        </text:list-item>
      </text:list>
      <text:h text:style-name="_5f_Paragraphe" text:outline-level="1"><text:span text:style-name="_5f_Caractères">Trace un segment [AB] de longueur 6 cm.</text:span></text:h>
      <text:h text:style-name="_5f_Paragraphe" text:outline-level="1"><text:span text:style-name="_5f_Caractères">Trace la médiatrice (d) du segment [AB].</text:span></text:h>
      <text:h text:style-name="_5f_Paragraphe" text:outline-level="1"><text:span text:style-name="_5f_Caractères">Place un point M sur (d) à 7 cm de A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2044030705009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Sans mesurer, détermine à quelle distance de B se trouve le point M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...</text:span></text:p>
      <text:list xml:id="list12044039834716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Justifie ta réponse en utilisant une propriété de la médiatrice d'un segment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..</text:span></text:p>
      <text:h text:style-name="_5f_Paragraphe" text:outline-level="1"><text:span text:style-name="_5f_pointillés_20_gris"/></text:h>
      <text:list xml:id="list120440051518096" text:continue-numbering="true" text:style-name="_5f_Numérotation_20_des_20_exercices">
        <text:list-item>
          <text:h text:style-name="_5f_Premier_5f_Titre_5f_Exercices_5f_avec_5f_Num_20_Exo_5f_Avec_5f_Titre" text:outline-level="1"><text:soft-page-break/><text:span text:style-name="_5f_Caractères_5f_gras">Cercles et demi-droites</text:span></text:h>
          <text:list>
            <text:list-item>
              <text:p text:style-name="_5f_Paragraphe_5f_avec_5f_Num_5f_Question"><text:span text:style-name="_5f_Caractères">On donne le programme de construction suivant, à exécuter ci-dessous :</text:span></text:p>
            </text:list-item>
          </text:list>
        </text:list-item>
      </text:list>
      <text:h text:style-name="_5f_Paragraphe" text:outline-level="1"><text:span text:style-name="_5f_Caractères">Trace un cercle (</text:span><text:span text:style-name="_5f_Caractères"><text:span text:style-name="T180">c</text:span></text:span><text:span text:style-name="_5f_Caractères">) de centre O et de diamètre [LM] tel que LM = 5,8 cm. </text:span></text:h>
      <text:h text:style-name="_5f_Paragraphe" text:outline-level="1"><text:span text:style-name="_5f_Caractères">Place un point S sur un demi-cercle (</text:span><text:span text:style-name="_5f_Caractères"><text:span text:style-name="T180">c</text:span></text:span><text:span text:style-name="_5f_Caractères_5f_atalante"><text:span text:style-name="T182">1</text:span></text:span><text:span text:style-name="_5f_Caractères">) du cercle (c) tel que MS = 3,4 cm.</text:span></text:h>
      <text:h text:style-name="P105" text:outline-level="1"><text:span text:style-name="_5f_Caractères">Place un point N sur le même demi-cercle (</text:span><text:span text:style-name="_5f_Caractères"><text:span text:style-name="T180">c</text:span></text:span><text:span text:style-name="_5f_Caractères_5f_atalante"><text:span text:style-name="T182">1</text:span></text:span><text:span text:style-name="_5f_Caractères">)</text:span><text:span text:style-name="_5f_Caractères"> tel que LN = 2,4 cm.</text:span></text:h>
      <text:h text:style-name="P105" text:outline-level="1"><text:span text:style-name="_5f_Caractères">Trace la demi-droite [SO) qui coupe le cercle (</text:span><text:span text:style-name="_5f_Caractères"><text:span text:style-name="T180">c</text:span></text:span><text:span text:style-name="_5f_Caractères">)</text:span><text:span text:style-name="_5f_Caractères"> en K.</text:span></text:h>
      <text:h text:style-name="P105" text:outline-level="1"><text:span text:style-name="_5f_Caractères">Trace la demi-droite [NO) qui coupe le cercle (</text:span><text:span text:style-name="_5f_Caractères"><text:span text:style-name="T180">c</text:span></text:span><text:span text:style-name="_5f_Caractères">)</text:span><text:span text:style-name="_5f_Caractères"> en U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2044081146619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 peux-tu dire des droites (NS) et (UK) ? Justifie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list xml:id="list120440681373047" text:continue-numbering="true" text:style-name="_5f_Numérotation_20_des_20_exercices">
        <text:list-item>
          <text:h text:style-name="_5f_Titre_5f_Exercices_5f_avec_5f_Titre" text:outline-level="1"><text:span text:style-name="_5f_Caractères_5f_gras">Segments et cercles</text:span></text:h>
          <text:list>
            <text:list-item>
              <text:p text:style-name="_5f_Paragraphe_5f_avec_5f_Num_5f_Question"><text:span text:style-name="_5f_Caractères">Voici un programme de construction, à faire ci-dessous :</text:span></text:p>
            </text:list-item>
          </text:list>
        </text:list-item>
      </text:list>
      <text:h text:style-name="_5f_Paragraphe" text:outline-level="1"><text:span text:style-name="_5f_Caractères">Trace un segment [ST] de longueur 9 cm.</text:span></text:h>
      <text:h text:style-name="_5f_Paragraphe" text:outline-level="1"><text:span text:style-name="_5f_Caractères">Trace le cercle de centre T et de rayon 4 cm.</text:span></text:h>
      <text:h text:style-name="_5f_Paragraphe" text:outline-level="1"><text:span text:style-name="_5f_Caractères">Trace le cercle de diamètre [ST].</text:span></text:h>
      <text:h text:style-name="_5f_Paragraphe" text:outline-level="1"><text:span text:style-name="_5f_Caractères">Les deux cercles se coupent en A et B. Sans mesurer, donne la longueur des segments [TA] et [TB] : </text:span></text:h>
      <text:list xml:id="list12043953063366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nstruis tous les points situés à 3 cm de S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5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rsid="0096b4e2" officeooo:paragraph-rsid="0096b4e2"/>
    </style:style>
    <style:style style:name="MP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="solid" draw:fill-color="#1ca2b8"/>
    </style:style>
    <style:style style:name="MP9" style:family="paragraph" style:parent-style-name="Footer">
      <style:text-properties officeooo:rsid="001f8a2d" officeooo:paragraph-rsid="002b33ed"/>
    </style:style>
    <style:style style:name="MP10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1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2" style:family="paragraph" style:parent-style-name="Footer">
      <style:text-properties officeooo:rsid="011350d1" officeooo:paragraph-rsid="011350d1"/>
    </style:style>
    <style:style style:name="MP1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4" style:family="paragraph" style:parent-style-name="Footer">
      <style:text-properties officeooo:rsid="001f8a2d" officeooo:paragraph-rsid="00bd36bc"/>
    </style:style>
    <style:style style:name="MP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16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8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19" style:family="paragraph" style:parent-style-name="Footer">
      <style:text-properties officeooo:paragraph-rsid="00c384cf"/>
    </style:style>
    <style:style style:name="MP2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24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25" style:family="paragraph" style:parent-style-name="Header">
      <style:paragraph-properties fo:text-align="start" style:justify-single-word="false"/>
      <style:text-properties officeooo:paragraph-rsid="0211dd7e"/>
    </style:style>
    <style:style style:name="MP26" style:family="paragraph" style:parent-style-name="Footer">
      <style:paragraph-properties fo:text-align="start" style:justify-single-word="false"/>
      <style:text-properties officeooo:paragraph-rsid="0211dd7e"/>
    </style:style>
    <style:style style:name="MP27" style:family="paragraph" style:parent-style-name="Footer">
      <style:text-properties officeooo:rsid="0242edd8" officeooo:paragraph-rsid="0242edd8"/>
    </style:style>
    <style:style style:name="MP2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29" style:family="paragraph" style:parent-style-name="Footer">
      <style:text-properties officeooo:paragraph-rsid="008d016c"/>
    </style:style>
    <style:style style:name="MP30" style:family="paragraph" style:parent-style-name="Header">
      <style:paragraph-properties fo:margin-left="0cm" fo:margin-right="0cm" fo:text-indent="0cm" style:auto-text-indent="false"/>
    </style:style>
    <style:style style:name="MP31" style:family="paragraph" style:parent-style-name="Footer">
      <style:text-properties officeooo:paragraph-rsid="010f7046"/>
    </style:style>
    <style:style style:name="MP32" style:family="paragraph" style:parent-style-name="Footer">
      <style:text-properties officeooo:paragraph-rsid="01120261"/>
    </style:style>
    <style:style style:name="MP33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4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35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36" style:family="paragraph" style:parent-style-name="_5f_Header_20_D_20_page_20_impaire_20__28_D_29_">
      <style:text-properties officeooo:paragraph-rsid="01a13e78"/>
    </style:style>
    <style:style style:name="MP37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9" style:family="paragraph" style:parent-style-name="Header">
      <style:paragraph-properties fo:text-align="center" style:justify-single-word="false"/>
      <style:text-properties officeooo:paragraph-rsid="00ab054e"/>
    </style:style>
    <style:style style:name="MP4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4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42" style:family="paragraph" style:parent-style-name="Footer">
      <style:paragraph-properties fo:text-align="end" style:justify-single-word="false"/>
      <style:text-properties officeooo:paragraph-rsid="00d4df5c"/>
    </style:style>
    <style:style style:name="MP43" style:family="paragraph" style:parent-style-name="Footer">
      <style:paragraph-properties fo:text-align="start" style:justify-single-word="false"/>
      <style:text-properties officeooo:paragraph-rsid="00d4df5c"/>
    </style:style>
    <style:style style:name="MP44" style:family="paragraph" style:parent-style-name="_5f_Header_20_G_20_page_20_impaire_20__28_D_29_">
      <style:text-properties officeooo:paragraph-rsid="01259ec2"/>
    </style:style>
    <style:style style:name="MP45" style:family="paragraph" style:parent-style-name="_5f_Header_20_G_20_page_20_paire_20__28_G_29_">
      <style:text-properties officeooo:paragraph-rsid="00eb2abc"/>
    </style:style>
    <style:style style:name="MP46" style:family="paragraph" style:parent-style-name="_5f_Footer_20_page_20_paire_20__28_G_29_">
      <style:text-properties fo:font-size="9pt" style:font-size-asian="9pt" style:font-size-complex="9pt"/>
    </style:style>
    <style:style style:name="MP47" style:family="paragraph" style:parent-style-name="_5f_Header_20_N_20_page_20_impaire_20__28_D_29_">
      <style:paragraph-properties fo:text-align="start" style:justify-single-word="false"/>
    </style:style>
    <style:style style:name="MP48" style:family="paragraph" style:parent-style-name="Footer">
      <style:text-properties officeooo:paragraph-rsid="00d4df5c"/>
    </style:style>
    <style:style style:name="MP49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0" style:family="paragraph">
      <loext:graphic-properties draw:fill="solid" draw:fill-color="#d7e12c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53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55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57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59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61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63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65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7" style:family="paragraph" style:parent-style-name="Footer">
      <style:text-properties officeooo:paragraph-rsid="00863005"/>
    </style:style>
    <style:style style:name="MP68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69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7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7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72" style:family="paragraph" style:parent-style-name="_5f_Header_20_N_20_page_20_impaire_20__28_D_29_">
      <style:text-properties officeooo:rsid="0277791e" officeooo:paragraph-rsid="0277791e"/>
    </style:style>
    <style:style style:name="MP73" style:family="paragraph" style:parent-style-name="_5f_Header_20_N_20_page_20_impaire_20__28_D_29_">
      <style:text-properties officeooo:rsid="027aa87d" officeooo:paragraph-rsid="027aa87d"/>
    </style:style>
    <style:style style:name="M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75" style:family="paragraph" style:parent-style-name="_5f_Header_20_G_20_page_20_impaire_20__28_D_29_">
      <style:text-properties officeooo:paragraph-rsid="00c87b35"/>
    </style:style>
    <style:style style:name="MP76" style:family="paragraph" style:parent-style-name="Footer">
      <style:text-properties officeooo:paragraph-rsid="00a59a60"/>
    </style:style>
    <style:style style:name="MP77" style:family="paragraph" style:parent-style-name="Footer">
      <style:text-properties officeooo:paragraph-rsid="004274bc"/>
    </style:style>
    <style:style style:name="MP7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9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8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1" style:family="paragraph" style:parent-style-name="Footer">
      <style:text-properties officeooo:paragraph-rsid="002aa84d"/>
    </style:style>
    <style:style style:name="MP82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3" style:family="paragraph">
      <loext:graphic-properties draw:fill="solid" draw:fill-color="#7fb241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5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7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9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90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1" style:family="paragraph" style:parent-style-name="_5f_Header_20_G_20_page_20_paire_20__28_G_29_">
      <style:text-properties officeooo:paragraph-rsid="0334a5be"/>
    </style:style>
    <style:style style:name="MP92" style:family="paragraph" style:parent-style-name="_5f_Header_20_G_20_page_20_paire_20__28_G_29_">
      <style:paragraph-properties fo:text-align="start" style:justify-single-word="false"/>
    </style:style>
    <style:style style:name="MP93" style:family="paragraph" style:parent-style-name="Footer">
      <style:text-properties officeooo:paragraph-rsid="030c4d7d"/>
    </style:style>
    <style:style style:name="MP9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95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96" style:family="paragraph" style:parent-style-name="Footer">
      <style:text-properties officeooo:paragraph-rsid="00d8520c"/>
    </style:style>
    <style:style style:name="MP97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98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99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100" style:family="paragraph" style:parent-style-name="Header">
      <style:paragraph-properties fo:text-align="center" style:justify-single-word="false"/>
      <style:text-properties officeooo:paragraph-rsid="00c10aa6"/>
    </style:style>
    <style:style style:name="MP101" style:family="paragraph" style:parent-style-name="Header">
      <style:paragraph-properties fo:text-align="start" style:justify-single-word="false"/>
      <style:text-properties officeooo:paragraph-rsid="0289fb01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032e83a"/>
    </style:style>
    <style:style style:name="MT3" style:family="text">
      <style:text-properties officeooo:rsid="002b33ed"/>
    </style:style>
    <style:style style:name="MT4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5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6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7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8" style:family="text">
      <style:text-properties fo:font-variant="small-caps" officeooo:rsid="0096b4e2"/>
    </style:style>
    <style:style style:name="MT9" style:family="text">
      <style:text-properties fo:font-variant="small-caps" officeooo:rsid="00a847d5"/>
    </style:style>
    <style:style style:name="MT10" style:family="text">
      <style:text-properties officeooo:rsid="0096b4e2"/>
    </style:style>
    <style:style style:name="MT11" style:family="text">
      <style:text-properties officeooo:rsid="008d016c"/>
    </style:style>
    <style:style style:name="MT12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14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15" style:family="text">
      <style:text-properties officeooo:rsid="01fe03f2"/>
    </style:style>
    <style:style style:name="MT16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7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8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19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20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21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23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25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27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29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30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31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33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34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35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36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39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40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41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42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43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44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45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46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47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48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49" style:family="text">
      <style:text-properties officeooo:rsid="010c4d3a"/>
    </style:style>
    <style:style style:name="MT50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51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52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53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54" style:family="text">
      <style:text-properties fo:font-variant="small-caps" fo:color="#9d0f89" loext:opacity="100%" style:font-name="Bitstream Vera Sans1" fo:font-size="16pt" fo:font-weight="bold" officeooo:rsid="01a13e78"/>
    </style:style>
    <style:style style:name="MT55" style:family="text">
      <style:text-properties officeooo:rsid="00b6801f"/>
    </style:style>
    <style:style style:name="MT56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57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8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59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60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61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2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3" style:family="text">
      <style:text-properties fo:font-size="16pt" style:font-size-asian="16pt" style:font-size-complex="16pt"/>
    </style:style>
    <style:style style:name="MT64" style:family="text"/>
    <style:style style:name="MT65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66" style:family="text">
      <style:text-properties officeooo:rsid="01f8729d"/>
    </style:style>
    <style:style style:name="MT67" style:family="text">
      <style:text-properties officeooo:rsid="01b6dc57"/>
    </style:style>
    <style:style style:name="MT68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69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70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71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72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74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75" style:family="text">
      <style:text-properties officeooo:rsid="00b5d2d1"/>
    </style:style>
    <style:style style:name="MT76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77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79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80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81" style:family="text">
      <style:text-properties officeooo:rsid="015f088a"/>
    </style:style>
    <style:style style:name="MT82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83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84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85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86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87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88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89" style:family="text">
      <style:text-properties officeooo:rsid="0160d7ef"/>
    </style:style>
    <style:style style:name="MT90" style:family="text">
      <style:text-properties officeooo:rsid="02735980"/>
    </style:style>
    <style:style style:name="MT91" style:family="text">
      <style:text-properties officeooo:rsid="02757f12"/>
    </style:style>
    <style:style style:name="MT92" style:family="text">
      <style:text-properties officeooo:rsid="0272f9e5"/>
    </style:style>
    <style:style style:name="MT93" style:family="text">
      <style:text-properties officeooo:rsid="026ec296"/>
    </style:style>
    <style:style style:name="MT94" style:family="text">
      <style:text-properties officeooo:rsid="0268e0aa"/>
    </style:style>
    <style:style style:name="MT95" style:family="text">
      <style:text-properties officeooo:rsid="0072f07f"/>
    </style:style>
    <style:style style:name="MT9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9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98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99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100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101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102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104" style:family="text">
      <style:text-properties officeooo:rsid="014407b5"/>
    </style:style>
    <style:style style:name="MT105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106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107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108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09" style:family="text">
      <style:text-properties officeooo:rsid="00a59a60"/>
    </style:style>
    <style:style style:name="MT110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11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13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14" style:family="text">
      <style:text-properties fo:font-variant="small-caps" officeooo:rsid="0054f64f"/>
    </style:style>
    <style:style style:name="MT115" style:family="text">
      <style:text-properties fo:font-variant="small-caps"/>
    </style:style>
    <style:style style:name="MT116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17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18" style:family="text">
      <style:text-properties officeooo:rsid="005a3fa8"/>
    </style:style>
    <style:style style:name="MT119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20" style:family="text">
      <style:text-properties officeooo:rsid="00415f3a"/>
    </style:style>
    <style:style style:name="MT121" style:family="text">
      <style:text-properties officeooo:rsid="00386ebd"/>
    </style:style>
    <style:style style:name="MT122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23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24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25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126" style:family="text">
      <style:text-properties officeooo:rsid="0334a5be"/>
    </style:style>
    <style:style style:name="MT127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128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29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0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131" style:family="text">
      <style:text-properties officeooo:rsid="0315af39"/>
    </style:style>
    <style:style style:name="MT132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33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34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35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36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37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38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139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14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44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5" style:family="text">
      <style:text-properties officeooo:rsid="00a4cf55"/>
    </style:style>
    <style:style style:name="MT146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49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50" style:family="text">
      <style:text-properties officeooo:rsid="009e3fdd"/>
    </style:style>
    <style:style style:name="MT15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5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5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54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55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56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7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58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59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60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6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5__5f_1_5f_SERIE_5f_G_5f_GAUCHE_5f_ET_5f_DROITE_5f_2COL" style:display-name="5_1_SERIE_G_GAUCHE_ET_DROITE_2COL" style:page-layout-name="Mpm10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1"><draw:frame draw:style-name="Mfr1" draw:name="Frame356" text:anchor-type="paragraph" svg:y="-0.06cm" draw:z-index="59"><draw:text-box fo:min-height="0.499cm" fo:min-width="3cm"><draw:frame draw:style-name="Mfr2" draw:name="Frame357" text:anchor-type="frame" svg:x="0.45cm" svg:y="0.079cm" svg:width="0.817cm" draw:z-index="61"><draw:text-box fo:min-height="0.355cm"><text:p text:style-name="MP2"><draw:g text:anchor-type="paragraph" draw:z-index="63" draw:name="Shape4_2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2</text:page-number></text:p></draw:text-box></draw:frame><text:p text:style-name="MP4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1" draw:style-name="Mdp1">
      <style:header>
        <text:p text:style-name="MP5"><draw:line text:anchor-type="paragraph" draw:z-index="66" draw:name="Shape9_1" draw:style-name="Mgr3" draw:text-style-name="MP6" svg:x1="11.559cm" svg:y1="0.36cm" svg:x2="20.5cm" svg:y2="0.36cm"><text:p/></draw:line><draw:frame text:anchor-type="paragraph" draw:z-index="67" draw:name="Shape8_6" draw:style-name="Mgr4" draw:text-style-name="MP7" svg:width="2.703cm" svg:height="0.715cm" draw:transform="rotate (0.0872664625997165) translate (-0.172861111111111cm 0.218722222222222cm)"><draw:text-box><text:p text:style-name="MP6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path text:anchor-type="paragraph" draw:z-index="68" draw:name="Shape7_1" draw:style-name="Mgr5" draw:text-style-name="MP8" svg:width="4.329cm" svg:height="2.24cm" svg:x="-1.499cm" svg:y="-1cm" svg:viewBox="0 0 4330 2241" svg:d="M0 2241l3984-288c209-15 363-168 345-342l-170-1611h-4159z"><text:p/></draw:path>T<text:span text:style-name="MT2">itre de la série</text:span></text:p>
      </style:header>
      <style:footer>
        <text:p text:style-name="MP1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64" draw:name="Shape10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3">Éléments de géométrie</text:span> • <text:span text:style-name="MT3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0" draw:style-name="Mdp1">
      <style:header>
        <text:p text:style-name="_5f_Header_20_G_20_page_20_impaire_20__28_D_29_">Géométrie plane : Vocabulaire</text:p>
        <text:p text:style-name="MP10">Géométrie de base, partie 1: nommer, mesurer</text:p>
      </style:header>
      <style:header-left>
        <text:p text:style-name="_5f_Header_20_G_20_page_20_impaire_20__28_D_29_">Géométrie plane : Vocabulaire</text:p>
        <text:p text:style-name="MP11">Géométrie de base, partie 1: nommer, mesurer</text:p>
      </style:header-left>
      <style:footer>
        <text:p text:style-name="MP1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70" draw:name="Shape4_20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">G</text:span><text:span text:style-name="MT5">éométrie </text:span><text:span text:style-name="MT6">plane </text:span><text:span text:style-name="MT5">: </text:span><text:span text:style-name="MT6">vocabulaire</text:span></text:h></draw:text-box></draw:frame></text:p>
      </style:footer>
      <style:footer-left>
        <text:p text:style-name="MP1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65" draw:name="Shape4_2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4">G</text:span><text:span text:style-name="MT5">éométrie </text:span><text:span text:style-name="MT7">plane</text:span><text:span text:style-name="MT5"> : </text:span><text:span text:style-name="MT7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1" draw:style-name="Mdp1">
      <style:header>
        <text:p text:style-name="MP13"><text:span text:style-name="MT8">Constructions géométriques : </text:span><text:span text:style-name="MT9">Reproduire</text:span></text:p>
      </style:header>
      <style:header-left>
        <text:p text:style-name="MP13"><text:span text:style-name="MT8">Constructions géométriques : </text:span><text:span text:style-name="MT9">Reproduire</text:span></text:p>
      </style:header-left>
      <style:footer>
        <text:p text:style-name="MP1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71" draw:name="Shape10_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0">CONSTRUCTIONS Géométriques : <text:s/></text:span><text:span text:style-name="MT4">REPRODUIRE</text:span></text:p></draw:text-box></draw:frame></text:p>
      </style:footer>
      <style:footer-left>
        <text:p text:style-name="MP1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69" draw:name="Shape10_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0">CONSTRUCTIONS Géométriques : <text:s/></text:span><text:span text:style-name="MT4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15"><text:span text:style-name="MT11"><text:s text:c="15"/>A</text:span>ires : Calculer une aire</text:p>
      </style:header>
      <style:footer>
        <text:p text:style-name="MP16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74" draw:name="Shape4_161" draw:style-name="Mgr1"><draw:path draw:style-name="Mgr6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footer>
        <text:p text:style-name="MP1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77" draw:name="Shape4_159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72" draw:name="Shape4_160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73" draw:name="Shape4_158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">Aires </text:span>: <text:span text:style-name="MT15">problèmes <text:s text:c="4"/></text:span></text:h>
      </style:footer>
      <style:footer-left>
        <text:p text:style-name="MP22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23"><text:span text:style-name="MT11"><text:s text:c="15"/>A</text:span>ires : Aire et unité</text:p>
      </style:header>
      <style:header-left>
        <text:p text:style-name="MP23"><text:span text:style-name="MT11"><text:s text:c="15"/>A</text:span>ires : Aire et unité</text:p>
      </style:header-left>
      <style:footer>
        <text:p text:style-name="MP16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43" draw:name="Shape4_157" draw:style-name="Mgr1"><draw:path draw:style-name="Mgr6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145" draw:name="Shape4_100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141" draw:name="Shape4_155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42" draw:name="Shape4_156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25"><text:span text:style-name="MT16">Conversions d’unités : </text:span><text:span text:style-name="MT17">Problèmes</text:span></text:p>
      </style:header>
      <style:header-left>
        <text:p text:style-name="MP25"><text:span text:style-name="MT16">Conversions d’unités : </text:span><text:span text:style-name="MT17">Problèmes</text:span></text:p>
      </style:header-left>
      <style:footer>
        <text:p text:style-name="MP16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8">Conversions d’unités : </text:span><text:span text:style-name="MT19">problèmes</text:span></text:p></draw:text-box></draw:frame><draw:g text:anchor-type="paragraph" draw:z-index="147" draw:name="Shape4_6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6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20">Conversions d’unités : </text:span><text:span text:style-name="MT19">problèmes</text:span></text:p></draw:text-box></draw:frame><draw:g text:anchor-type="paragraph" draw:z-index="144" draw:name="Shape4_142" draw:style-name="Mgr1"><draw:path draw:style-name="Mgr7" draw:text-style-name="MP20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21">Conversions d’unités : </text:span><text:span text:style-name="MT17">Problèmes</text:span></text:p>
      </style:header>
      <style:header-left>
        <text:p text:style-name="_5f_Header_20_N_20_page_20_paire_20__28_G_29_"><text:s/><text:span text:style-name="MT21">Conversions d’unités : </text:span><text:span text:style-name="MT17">Problèmes</text:span></text:p>
      </style:header-left>
      <style:footer>
        <text:p text:style-name="MP1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8">Conversions d’unités : </text:span><text:span text:style-name="MT19">problèmes</text:span></text:p></draw:text-box></draw:frame><draw:g text:anchor-type="paragraph" draw:z-index="148" draw:name="Shape4_147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2">Conversions d’unités </text:span><text:span text:style-name="MT14">: </text:span><text:span text:style-name="MT22">problèmes</text:span></text:p></draw:text-box></draw:frame><draw:g text:anchor-type="paragraph" draw:z-index="146" draw:name="Shape4_63" draw:style-name="Mgr1"><draw:path draw:style-name="Mgr7" draw:text-style-name="MP20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16">Conversions d’unités : </text:span><text:span text:style-name="MT23">Aires</text:span></text:p>
      </style:header>
      <style:header-left>
        <text:p text:style-name="_5f_Header_20_N_20_page_20_paire_20__28_G_29_"><text:span text:style-name="MT16">Conversions d’unités : </text:span><text:span text:style-name="MT23">Aires</text:span></text:p>
      </style:header-left>
      <style:footer>
        <text:p text:style-name="MP16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8">Conversions d’unités : </text:span><text:span text:style-name="MT24">Aires</text:span></text:h></draw:text-box></draw:frame><draw:g text:anchor-type="paragraph" draw:z-index="151" draw:name="Shape4_146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6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21">Conversions d’unités : </text:span><text:span text:style-name="MT23">Aires</text:span></text:p>
      </style:header>
      <style:header-left>
        <text:p text:style-name="Header"><text:s/><text:span text:style-name="MT21">Conversions d’unités : </text:span><text:span text:style-name="MT23">Aires</text:span></text:p>
      </style:header-left>
      <style:footer>
        <text:p text:style-name="MP1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8">Conversions d’unités : </text:span><text:span text:style-name="MT24">aires</text:span></text:p></draw:text-box></draw:frame><draw:g text:anchor-type="paragraph" draw:z-index="153" draw:name="Shape4_5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149" draw:name="Shape4_153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50" draw:name="Shape4_2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16">Conversions d’unités : </text:span><text:span text:style-name="MT25">Vitesse</text:span></text:p>
      </style:header>
      <style:header-left>
        <text:p text:style-name="_5f_Header_20_N_20_page_20_impaire_20__28_D_29_"><text:span text:style-name="MT16">Conversions d’unités : </text:span><text:span text:style-name="MT25">Vitesse</text:span></text:p>
      </style:header-left>
      <style:footer>
        <text:p text:style-name="MP16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8">Conversions d’unités : </text:span><text:span text:style-name="MT26">vitesse</text:span><text:span text:style-name="MT14"> </text:span></text:p></draw:text-box></draw:frame><draw:g text:anchor-type="paragraph" draw:z-index="156" draw:name="Shape4_140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6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52" draw:name="Shape4_4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0">Conversions d’unités : </text:span><text:span text:style-name="MT26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21">Conversions d’unités : </text:span><text:span text:style-name="MT27">Temps et durées</text:span></text:p>
      </style:header>
      <style:header-left>
        <text:p text:style-name="_5f_Header_20_N_20_page_20_impaire_20__28_D_29_"><text:s/><text:span text:style-name="MT21">Conversions d’unités : </text:span><text:span text:style-name="MT27">Temps et durées</text:span></text:p>
      </style:header-left>
      <style:footer>
        <text:p text:style-name="MP1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8">Conversions d’unités : </text:span><text:span text:style-name="MT28">Temps et </text:span><text:span text:style-name="MT29">Durée</text:span><text:span text:style-name="MT14"> </text:span></text:p></draw:text-box></draw:frame><draw:g text:anchor-type="paragraph" draw:z-index="158" draw:name="Shape4_137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154" draw:name="Shape4_143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144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16">Conversions d’unités : </text:span><text:span text:style-name="MT30">Temps et d</text:span><text:span text:style-name="MT31">urées</text:span></text:p>
      </style:header>
      <style:header-left>
        <text:p text:style-name="_5f_Header_20_N_20_page_20_impaire_20__28_D_29_"><text:span text:style-name="MT16">Conversions d’unités : </text:span><text:span text:style-name="MT30">Temps et d</text:span><text:span text:style-name="MT31">urées</text:span></text:p>
      </style:header-left>
      <style:footer>
        <text:p text:style-name="MP16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8">Conversions d’unités : </text:span><text:span text:style-name="MT32">temps et </text:span><text:span text:style-name="MT33">durées</text:span><text:span text:style-name="MT14"> </text:span></text:p></draw:text-box></draw:frame><draw:g text:anchor-type="paragraph" draw:z-index="161" draw:name="Shape4_132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6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57" draw:name="Shape4_141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0">Conversions d’unités : </text:span><text:span text:style-name="MT32">temps et </text:span><text:span text:style-name="MT33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21">Conversions d’unités : </text:span><text:span text:style-name="MT30">Temps et d</text:span><text:span text:style-name="MT31">urées</text:span></text:p>
      </style:header>
      <style:header-left>
        <text:p text:style-name="Header"><text:s/><text:span text:style-name="MT21">Conversions d’unités : </text:span><text:span text:style-name="MT30">Temps et d</text:span><text:span text:style-name="MT31">urées</text:span></text:p>
      </style:header-left>
      <style:footer>
        <text:p text:style-name="MP1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8">Conversions d’unités : </text:span><text:span text:style-name="MT32">temps et </text:span><text:span text:style-name="MT33">durées</text:span><text:span text:style-name="MT14"> </text:span></text:p></draw:text-box></draw:frame><draw:g text:anchor-type="paragraph" draw:z-index="162" draw:name="Shape4_131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159" draw:name="Shape4_138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39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16">Conversions d’unités : </text:span><text:span text:style-name="MT34">Capacités</text:span></text:p>
      </style:header>
      <style:header-left>
        <text:p text:style-name="_5f_Header_20_N_20_page_20_impaire_20__28_D_29_"><text:span text:style-name="MT16">Conversions d’unités : </text:span><text:span text:style-name="MT34">Capacités</text:span></text:p>
      </style:header-left>
      <style:footer>
        <text:p text:style-name="MP16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8">Conversions d’unités : </text:span><text:span text:style-name="MT35">Capacités</text:span><text:span text:style-name="MT14"> </text:span></text:p></draw:text-box></draw:frame><draw:g text:anchor-type="paragraph" draw:z-index="165" draw:name="Shape4_148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6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21">Conversions d’unités : </text:span><text:span text:style-name="MT34">Capacités</text:span></text:p>
      </style:header>
      <style:header-left>
        <text:p text:style-name="Header"><text:s/><text:span text:style-name="MT21">Conversions d’unités : </text:span><text:span text:style-name="MT34">Capacités</text:span></text:p>
      </style:header-left>
      <style:footer>
        <text:p text:style-name="MP1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8">Conversions d’unités : </text:span><text:span text:style-name="MT36">capacités</text:span><text:span text:style-name="MT14"> </text:span></text:p></draw:text-box></draw:frame><draw:g text:anchor-type="paragraph" draw:z-index="168" draw:name="Shape4_136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163" draw:name="Shape4_134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5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37"><text:s/></text:span><text:span text:style-name="MT21">Conversions d’unités : </text:span><text:span text:style-name="MT37">masses</text:span></text:p>
      </style:header>
      <style:header-left>
        <text:p text:style-name="_5f_Header_20_N_20_page_20_impaire_20__28_D_29_"><text:span text:style-name="MT37"><text:s/></text:span><text:span text:style-name="MT21">Conversions d’unités : </text:span><text:span text:style-name="MT37">masses</text:span></text:p>
      </style:header-left>
      <style:footer>
        <text:p text:style-name="MP27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8">Conversions d’unités : </text:span><text:span text:style-name="MT38">Masses</text:span><text:span text:style-name="MT14"> </text:span></text:p></draw:text-box></draw:frame><draw:g text:anchor-type="paragraph" draw:z-index="171" draw:name="Shape4_128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draw:g text:anchor-type="paragraph" draw:z-index="166" draw:name="Shape4_126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6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67" draw:name="Shape4_3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0">Conversions d’unités : </text:span><text:span text:style-name="MT39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21">Conversions d’unités : </text:span><text:span text:style-name="MT37">masses</text:span></text:p>
      </style:header>
      <style:header-left>
        <text:p text:style-name="_5f_Header_20_N_20_page_20_impaire_20__28_D_29_"><text:s/><text:span text:style-name="MT21">Conversions d’unités : </text:span><text:span text:style-name="MT37">masses</text:span></text:p>
      </style:header-left>
      <style:footer>
        <text:p text:style-name="MP1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8">Conversions d’unités : </text:span><text:span text:style-name="MT40">masses</text:span><text:span text:style-name="MT14"> </text:span></text:p></draw:text-box></draw:frame><draw:g text:anchor-type="paragraph" draw:z-index="174" draw:name="Shape4_123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169" draw:name="Shape4_129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30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28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83" draw:name="Shape4_109" draw:style-name="Mgr1"><draw:path draw:style-name="Mgr6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1">Périmètre : </text:span><text:span text:style-name="MT42">Problèmes</text:span></text:p></draw:text-box></draw:frame></text:p>
      </style:footer>
      <style:footer-left>
        <text:p text:style-name="MP28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9"><text:span text:style-name="MT41">Périmètre : </text:span><text:span text:style-name="MT42">Problèmes</text:span></text:p></draw:text-box></draw:frame><draw:g text:anchor-type="paragraph" draw:z-index="179" draw:name="Shape4_122" draw:style-name="Mgr1"><draw:path draw:style-name="Mgr6" draw:text-style-name="MP1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184" draw:name="Shape4_108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181" draw:name="Shape4_120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21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188" draw:name="Shape3_16" draw:style-name="Mgr9" draw:text-style-name="MP6" svg:x1="12.726cm" svg:y1="0.399cm" svg:x2="20.496cm" svg:y2="0.36cm"><text:p/></draw:line><text:span text:style-name="MT43">Périmètre</text:span> : <text:span text:style-name="MT44">Périmètres et unités</text:span></text:p>
      </style:header>
      <style:header-left>
        <text:p text:style-name="MP30"><draw:line text:anchor-type="paragraph" draw:z-index="189" draw:name="Shape3_17" draw:style-name="Mgr9" draw:text-style-name="MP6" svg:x1="16.083cm" svg:y1="0.383cm" svg:x2="20.496cm" svg:y2="0.36cm"><text:p/></draw:line><text:span text:style-name="MT43">Périmètre</text:span> : <text:span text:style-name="MT44">Périmètres et unités</text:span></text:p>
      </style:header-left>
      <style:footer>
        <text:p text:style-name="MP16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85" draw:name="Shape4_107" draw:style-name="Mgr1"><draw:path draw:style-name="Mgr6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1">Périmètre <text:s/>: </text:span><text:span text:style-name="MT45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190" draw:name="Shape4_12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186" draw:name="Shape4_263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265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194" draw:name="Shape3_11" draw:style-name="Mgr9" draw:text-style-name="MP6" svg:x1="12.45cm" svg:y1="0.362cm" svg:x2="20.497cm" svg:y2="0.36cm"><text:p/></draw:line><text:span text:style-name="MT43">Périmètre</text:span> : <text:span text:style-name="MT46">Mesurer, reporter</text:span></text:p>
      </style:header>
      <style:header-left>
        <text:p text:style-name="_5f_Header_20_M_20_page_20_impaire_20__28_D_29_"><draw:line text:anchor-type="paragraph" draw:z-index="195" draw:name="Shape3_20" draw:style-name="Mgr9" draw:text-style-name="MP6" svg:x1="12.45cm" svg:y1="0.362cm" svg:x2="20.497cm" svg:y2="0.36cm"><text:p/></draw:line><text:span text:style-name="MT43">Périmètre</text:span> : <text:span text:style-name="MT46">Mesurer, reporter</text:span></text:p>
      </style:header-left>
      <style:footer>
        <text:p text:style-name="MP16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91" draw:name="Shape4_113" draw:style-name="Mgr1"><draw:path draw:style-name="Mgr6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1">Périmètre : </text:span><text:span text:style-name="MT47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198" draw:name="Shape4_18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192" draw:name="Shape4_114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115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43">Périmètre</text:span> : <text:span text:style-name="MT43">Calculs sur une figure</text:span></text:p>
      </style:header>
      <style:header-left>
        <text:p text:style-name="_5f_Header_20_M_20_page_20_paire_20__28_G_29_"><text:span text:style-name="MT43">Périmètre</text:span> : <text:span text:style-name="MT43">Calculs sur une figure</text:span></text:p>
      </style:header-left>
      <style:footer>
        <text:p text:style-name="MP16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01" draw:name="Shape4_94" draw:style-name="Mgr1"><draw:path draw:style-name="Mgr6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96" draw:name="Shape4_95" draw:style-name="Mgr1"><draw:path draw:style-name="Mgr6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7" draw:name="Shape4_96" draw:style-name="Mgr1"><draw:path draw:style-name="Mgr6" draw:text-style-name="MP1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203" draw:name="Shape4_93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199" draw:name="Shape4_102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101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48">Proportionnalité et pourcentage</text:span><text:span text:style-name="MT49"> </text:span>: <text:span text:style-name="MT50">Pourcentages</text:span> </text:p>
      </style:header>
      <style:header-left>
        <text:p text:style-name="_5f_Header_20_D_20_page_20_impaire_20__28_D_29_"><text:span text:style-name="MT48">Proportionnalité et pourcentage</text:span><text:span text:style-name="MT49"> </text:span>: <text:span text:style-name="MT50">Pourcentages</text:span> </text:p>
      </style:header-left>
      <style:footer>
        <text:p text:style-name="MP16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05" draw:name="Shape4_98" draw:style-name="Mgr1"><draw:path draw:style-name="Mgr8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51">Proportionnalité et pourcentage : </text:span><text:span text:style-name="MT52">pourcentages</text:span></text:p></draw:text-box></draw:frame></text:p>
      </style:footer>
      <style:footer-left>
        <text:p text:style-name="MP1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53">Proportionnalité et pourcentages : </text:span><text:span text:style-name="MT52">pourcentages</text:span></text:p></draw:text-box></draw:frame><draw:g text:anchor-type="paragraph" draw:z-index="202" draw:name="Shape4_112" draw:style-name="Mgr1"><draw:path draw:style-name="Mgr8" draw:text-style-name="MP21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48">Proportionnalité et pourcentages</text:span><text:span text:style-name="MT49"> </text:span>: <text:span text:style-name="MT48">proportionnalité</text:span> </text:p>
        <text:p text:style-name="MP33"/>
      </style:header>
      <style:header-left>
        <text:p text:style-name="Header"><text:span text:style-name="MT48">Proportionnalité et pourcentages</text:span><text:span text:style-name="MT49"> </text:span>: <text:span text:style-name="MT48">proportionnalité</text:span> </text:p>
        <text:p text:style-name="MP33"/>
      </style:header-left>
      <style:footer>
        <text:p text:style-name="MP1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Proportionnalité et pourcentages : proportionalité</text:p></draw:text-box></draw:frame><draw:g text:anchor-type="paragraph" draw:z-index="207" draw:name="Shape4_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5">: </text:p></draw:text-box></draw:frame><draw:g text:anchor-type="paragraph" draw:z-index="204" draw:name="Shape4_9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54">Utiliser des données</text:span> : <text:span text:style-name="MT54">Organiser</text:span> </text:p>
      </style:header>
      <style:header-left>
        <text:p text:style-name="MP36"><text:span text:style-name="MT54">Utiliser des données</text:span> : <text:span text:style-name="MT54">Organiser</text:span> </text:p>
      </style:header-left>
      <style:footer>
        <text:p text:style-name="MP16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20" draw:name="Shape4_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55">R</text:span>epères du plan : se repérer</text:p></draw:text-box></draw:frame></text:p>
      </style:footer>
      <style:footer-left>
        <text:p text:style-name="MP1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15" draw:name="Shape4_7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55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49">Utilis</text:span><text:span text:style-name="MT56">er des</text:span><text:span text:style-name="MT49"> données </text:span>: <text:span text:style-name="MT57">Organiser</text:span> </text:p>
      </style:header>
      <style:header-left>
        <text:p text:style-name="_5f_Header_20_D_20_page_20_paire_20__28_G_29_"><text:s/><text:span text:style-name="MT49">Utilis</text:span><text:span text:style-name="MT56">er des</text:span><text:span text:style-name="MT49"> données </text:span>: <text:span text:style-name="MT57">Organiser</text:span> </text:p>
      </style:header-left>
      <style:footer>
        <text:p text:style-name="MP1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58">Utilis</text:span><text:span text:style-name="MT59">er</text:span><text:span text:style-name="MT58"> de</text:span><text:span text:style-name="MT59">s</text:span><text:span text:style-name="MT58"> données</text:span><text:span text:style-name="MT14"> : </text:span><text:span text:style-name="MT60">Organiser</text:span><text:span text:style-name="MT14"> </text:span></text:p></draw:text-box></draw:frame><draw:g text:anchor-type="paragraph" draw:z-index="222" draw:name="Shape4_74" draw:style-name="Mgr1"><draw:path draw:style-name="Mgr8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58">Utilis</text:span><text:span text:style-name="MT59">er</text:span><text:span text:style-name="MT58"> de</text:span><text:span text:style-name="MT59">s</text:span><text:span text:style-name="MT58"> données</text:span><text:span text:style-name="MT14"> : </text:span><text:span text:style-name="MT60">Organiser</text:span><text:span text:style-name="MT14"> </text:span></text:p></draw:text-box></draw:frame><draw:g text:anchor-type="paragraph" draw:z-index="218" draw:name="Shape4_75" draw:style-name="Mgr1"><draw:path draw:style-name="Mgr8" draw:text-style-name="MP38" svg:width="0.855cm" svg:height="1.172cm" svg:x="-0.268cm" svg:y="-0.175cm" svg:viewBox="0 0 856 1173" svg:d="M856 1173h-856v-991c0-100 79-182 175-182h505c97 0 176 82 176 182z"><text:p/></draw:path></draw:g><draw:g text:anchor-type="paragraph" draw:z-index="219" draw:name="Shape4_259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39"><text:span text:style-name="MT61">Repères du plan : Se repérer</text:span> </text:p>
      </style:header>
      <style:header-left>
        <text:p text:style-name="MP39"><text:span text:style-name="MT61">Repères du plan : Se repérer</text:span> </text:p>
      </style:header-left>
      <style:footer>
        <text:p text:style-name="MP16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25" draw:name="Shape4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55">R</text:span>epères du plan : se repérer</text:p></draw:text-box></draw:frame></text:p>
      </style:footer>
      <style:footer-left>
        <text:p text:style-name="MP1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21" draw:name="Shape4_11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55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1" draw:style-name="Mdp1">
      <style:header>
        <text:p text:style-name="_5f_Header_20_D_20_page_20_impaire_20__28_D_29_"><text:s/><text:span text:style-name="MT49">Utilis</text:span><text:span text:style-name="MT56">er des</text:span><text:span text:style-name="MT49"> données </text:span>: <text:span text:style-name="MT62">Représenter</text:span> </text:p>
      </style:header>
      <style:header-left>
        <text:p text:style-name="_5f_Header_20_D_20_page_20_paire_20__28_G_29_"><text:span text:style-name="_5f_Caractères"><text:span text:style-name="MT63"><text:s/>Utiliser des données : Représenter </text:span></text:span></text:p>
      </style:header-left>
      <style:footer>
        <text:p text:style-name="MP1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9"><text:span text:style-name="MT58">Utilis</text:span><text:span text:style-name="MT59">er</text:span><text:span text:style-name="MT58"> de</text:span><text:span text:style-name="MT59">s</text:span><text:span text:style-name="MT58"> données</text:span><text:span text:style-name="MT14"> : </text:span><text:span text:style-name="MT65">représenter</text:span><text:span text:style-name="MT14"> </text:span></text:p></draw:text-box></draw:frame><draw:g text:anchor-type="paragraph" draw:z-index="228" draw:name="Shape4_70" draw:style-name="Mgr1"><draw:path draw:style-name="Mgr8" draw:text-style-name="MP21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58">Utilis</text:span><text:span text:style-name="MT59">er</text:span><text:span text:style-name="MT58"> de</text:span><text:span text:style-name="MT59">s</text:span><text:span text:style-name="MT58"> données</text:span><text:span text:style-name="MT14"> : </text:span><text:span text:style-name="MT65">représenter</text:span><text:span text:style-name="MT14"> </text:span></text:p></draw:text-box></draw:frame><draw:g text:anchor-type="paragraph" draw:z-index="223" draw:name="Shape4_91" draw:style-name="Mgr1"><draw:path draw:style-name="Mgr8" draw:text-style-name="MP38" svg:width="0.855cm" svg:height="1.172cm" svg:x="-0.268cm" svg:y="-0.175cm" svg:viewBox="0 0 856 1173" svg:d="M856 1173h-856v-991c0-100 79-182 175-182h505c97 0 176 82 176 182z"><text:p/></draw:path></draw:g><draw:g text:anchor-type="paragraph" draw:z-index="224" draw:name="Shape4_90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33" draw:name="Shape4_82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6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Résoudre des problèmes</text:p></draw:text-box></draw:frame><draw:g text:anchor-type="paragraph" draw:z-index="229" draw:name="Shape4_97" draw:style-name="Mgr1"><draw:path draw:style-name="Mgr7" draw:text-style-name="MP20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235" draw:name="Shape4_68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231" draw:name="Shape4_89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83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67">Calculer : </text:span><text:span text:style-name="MT68">Distributivité</text:span><text:span text:style-name="MT67"> </text:span></text:p>
      </style:header>
      <style:header-left>
        <text:p text:style-name="_5f_Header_20_N_20_page_20_impaire_20__28_D_29_"><text:span text:style-name="MT67">Calculer : </text:span><text:span text:style-name="MT68">Distributivité</text:span><text:span text:style-name="MT67"> </text:span></text:p>
      </style:header-left>
      <style:footer>
        <text:p text:style-name="MP16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42" draw:name="Shape4_79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69">calculer</text:span><text:span text:style-name="MT70"> : </text:span><text:span text:style-name="MT7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244" draw:name="Shape4_64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240" draw:name="Shape4_80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81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67">Calculer : </text:span><text:span text:style-name="MT72">Critères de divisibilité</text:span><text:span text:style-name="MT67"> </text:span></text:p>
      </style:header>
      <style:header-left>
        <text:p text:style-name="_5f_Header_20_N_20_page_20_impaire_20__28_D_29_"><text:span text:style-name="MT67">Calculer : </text:span><text:span text:style-name="MT72">Critères de divisibilité</text:span><text:span text:style-name="MT67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46" draw:name="Shape4_61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69">calculer</text:span><text:span text:style-name="MT70"> : </text:span><text:span text:style-name="MT73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69">calculer</text:span><text:span text:style-name="MT70"> : </text:span><text:span text:style-name="MT73">critères de divisibilité</text:span></text:p></draw:text-box></draw:frame><draw:g text:anchor-type="paragraph" draw:z-index="243" draw:name="Shape4_65" draw:style-name="Mgr1"><draw:path draw:style-name="Mgr7" draw:text-style-name="MP20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44"><text:span text:style-name="MT74">G</text:span>éométrie plane : Parallèles, perpendiculaires,<text:line-break/> distances</text:p>
      </style:header>
      <style:header-left>
        <text:p text:style-name="MP45"><text:s/><text:span text:style-name="MT74">Géométrie plane</text:span> : <text:span text:style-name="MT75">P</text:span><text:span text:style-name="MT76">arallèles, perpendiculaires,<text:line-break/> </text:span><text:span text:style-name="MT7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78">Géométrie plane : </text:span><text:span text:style-name="MT79">parallèles, perpendiculaires, </text:span><text:span text:style-name="MT80">distances</text:span></text:h></draw:text-box></draw:frame><draw:g text:anchor-type="paragraph" draw:z-index="248" draw:name="Shape4_59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46" text:outline-level="1"><text:span text:style-name="MT81">G</text:span>éométrie plane : Parallèles, perpendiculaires, distances</text:h></draw:text-box></draw:frame><draw:g text:anchor-type="paragraph" draw:z-index="245" draw:name="Shape4_62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67">Calculer : </text:span><text:span text:style-name="MT82">Diviser</text:span><text:span text:style-name="MT67"> </text:span></text:p>
      </style:header>
      <style:header-left>
        <text:p text:style-name="_5f_Header_20_N_20_page_20_impaire_20__28_D_29_"><text:span text:style-name="MT67">Calculer : </text:span><text:span text:style-name="MT82">Diviser</text:span><text:span text:style-name="MT67"> </text:span></text:p>
      </style:header-left>
      <style:footer>
        <text:p text:style-name="MP16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draw:g text:anchor-type="paragraph" draw:z-index="251" draw:name="Shape4_51" draw:style-name="Mgr1"><draw:path draw:style-name="Mgr7" draw:text-style-name="MP20" svg:width="0.855cm" svg:height="1.172cm" svg:x="7.545cm" svg:y="-0.194cm" svg:viewBox="0 0 856 1173" svg:d="M856 1173h-856v-991c0-100 79-182 175-182h505c97 0 176 82 176 182z"><text:p/></draw:path></draw:g><text:span text:style-name="MT69">calculer</text:span><text:span text:style-name="MT70"> : </text:span><text:span text:style-name="MT83">diviser</text:span></text:p></draw:text-box></draw:frame></text:p>
      </style:footer>
      <style:footer-left>
        <text:p text:style-name="MP16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69">calculer</text:span><text:span text:style-name="MT70"> : </text:span><text:span text:style-name="MT83">diviser</text:span></text:p></draw:text-box></draw:frame><draw:g text:anchor-type="paragraph" draw:z-index="247" draw:name="Shape4_60" draw:style-name="Mgr1"><draw:path draw:style-name="Mgr7" draw:text-style-name="MP20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253" draw:name="Shape4_54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249" draw:name="Shape4_57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58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47">Calculer : <text:span text:style-name="MT84">Multiplier</text:span> </text:p>
      </style:header>
      <style:header-left>
        <text:p text:style-name="MP47">Calculer : <text:span text:style-name="MT84">Multiplier</text:span> </text:p>
      </style:header-left>
      <style:footer>
        <text:p text:style-name="MP16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draw:g text:anchor-type="paragraph" draw:z-index="256" draw:name="Shape4_55" draw:style-name="Mgr1"><draw:path draw:style-name="Mgr7" draw:text-style-name="MP20" svg:width="0.855cm" svg:height="1.172cm" svg:x="7.535cm" svg:y="-0.178cm" svg:viewBox="0 0 856 1173" svg:d="M856 1173h-856v-991c0-100 79-182 175-182h505c97 0 176 82 176 182z"><text:p/></draw:path></draw:g><text:span text:style-name="MT69">calculer</text:span><text:span text:style-name="MT70"> : </text:span><text:span text:style-name="MT85">Multiplier</text:span></text:p></draw:text-box></draw:frame></text:p>
      </style:footer>
      <style:footer-left>
        <text:p text:style-name="MP16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69">calculer</text:span><text:span text:style-name="MT70"> : </text:span><text:span text:style-name="MT85">Multiplier</text:span></text:p></draw:text-box></draw:frame><draw:g text:anchor-type="paragraph" draw:z-index="252" draw:name="Shape4_262" draw:style-name="Mgr1"><draw:path draw:style-name="Mgr7" draw:text-style-name="MP20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258" draw:name="Shape4_50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254" draw:name="Shape4_52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53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6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<text:span text:style-name="MT69">calculer</text:span><text:span text:style-name="MT70"> : </text:span><text:span text:style-name="MT69">additionner et soustraire</text:span></text:p></draw:text-box></draw:frame><draw:g text:anchor-type="paragraph" draw:z-index="260" draw:name="Shape4_47" draw:style-name="Mgr1"><draw:path draw:style-name="Mgr7" draw:text-style-name="MP2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6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<text:span text:style-name="MT69">calculer</text:span><text:span text:style-name="MT70"> : </text:span><text:span text:style-name="MT69">additionner et soustraire</text:span></text:p></draw:text-box></draw:frame><draw:g text:anchor-type="paragraph" draw:z-index="257" draw:name="Shape4_261" draw:style-name="Mgr1"><draw:path draw:style-name="Mgr7" draw:text-style-name="MP20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12">Calculer</text:span> : <text:span text:style-name="MT12">Additionner et soustraire</text:span></text:p>
      </style:header>
      <style:header-left>
        <text:p text:style-name="_5f_Header_20_N_20_page_20_paire_20__28_G_29_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262" draw:name="Shape4_46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259" draw:name="Shape4_48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49"><draw:path text:anchor-type="paragraph" draw:z-index="265" draw:name="Shape1_6" draw:style-name="Mgr10" draw:text-style-name="MP50" svg:width="4.329cm" svg:height="2.238cm" svg:x="-1.5cm" svg:y="-1.001cm" svg:viewBox="0 0 4330 2239" svg:d="M0 2239l3984-288c209-15 363-167 345-342l-170-1609h-4159z"><text:p/></draw:path><draw:line text:anchor-type="paragraph" draw:z-index="266" draw:name="Shape3_10" draw:style-name="Mgr11" draw:text-style-name="MP6" svg:x1="10.308cm" svg:y1="0.388cm" svg:x2="20.496cm" svg:y2="0.36cm"><text:p/></draw:line><text:span text:style-name="MT86">Fractions</text:span><text:span text:style-name="MT87"> : </text:span><text:span text:style-name="MT88">Problèmes</text:span><text:span text:style-name="MT87"> </text:span></text:p>
      </style:header>
      <style:header-left>
        <text:p text:style-name="MP49"><draw:line text:anchor-type="paragraph" draw:z-index="267" draw:name="Shape3_27" draw:style-name="Mgr11" draw:text-style-name="MP6" svg:x1="10.308cm" svg:y1="0.388cm" svg:x2="20.496cm" svg:y2="0.36cm"><text:p/></draw:line><draw:path text:anchor-type="paragraph" draw:z-index="261" draw:name="Shape1_10" draw:style-name="Mgr10" draw:text-style-name="MP50" svg:width="4.329cm" svg:height="2.238cm" svg:x="-1.5cm" svg:y="-1.001cm" svg:viewBox="0 0 4330 2239" svg:d="M0 2239l3984-288c209-15 363-167 345-342l-170-1609h-4159z"><text:p/></draw:path><text:span text:style-name="MT86">Fractions</text:span><text:span text:style-name="MT87"> : </text:span><text:span text:style-name="MT88">Problèmes</text:span><text:span text:style-name="MT87"> </text:span></text:p>
      </style:header-left>
      <style:footer>
        <text:p text:style-name="MP16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63" draw:name="Shape4_43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89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273" draw:name="Shape4_41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268" draw:name="Shape4_45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44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52"><draw:line text:anchor-type="paragraph" draw:z-index="277" draw:name="Shape3_9" draw:style-name="Mgr11" draw:text-style-name="MP6" svg:x1="10.37cm" svg:y1="0.365cm" svg:x2="20.496cm" svg:y2="0.36cm"><text:p/></draw:line><draw:path text:anchor-type="paragraph" draw:z-index="278" draw:name="Shape1_4" draw:style-name="Mgr10" draw:text-style-name="MP50" svg:width="4.329cm" svg:height="2.238cm" svg:x="-1.5cm" svg:y="-7.4cm" svg:viewBox="0 0 4330 2239" svg:d="M0 2239l3984-288c209-15 363-167 345-342l-170-1609h-4159z"><text:p/></draw:path><text:span text:style-name="MT90">Fractions</text:span> : <text:span text:style-name="MT90">Opérations</text:span> </text:p>
      </style:header>
      <style:header-left>
        <text:p text:style-name="MP52"><draw:path text:anchor-type="paragraph" draw:z-index="279" draw:name="Shape1_8" draw:style-name="Mgr10" draw:text-style-name="MP50" svg:width="4.329cm" svg:height="2.238cm" svg:x="-1.5cm" svg:y="-7.4cm" svg:viewBox="0 0 4330 2239" svg:d="M0 2239l3984-288c209-15 363-167 345-342l-170-1609h-4159z"><text:p/></draw:path><draw:line text:anchor-type="paragraph" draw:z-index="272" draw:name="Shape3_26" draw:style-name="Mgr11" draw:text-style-name="MP6" svg:x1="10.37cm" svg:y1="0.365cm" svg:x2="20.496cm" svg:y2="0.36cm"><text:p/></draw:line><text:span text:style-name="MT90">Fractions</text:span> : <text:span text:style-name="MT90">Opérations</text:span> </text:p>
      </style:header-left>
      <style:footer>
        <text:p text:style-name="MP16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74" draw:name="Shape4_38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89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280" draw:name="Shape4_37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275" draw:name="Shape4_39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40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54"><draw:line text:anchor-type="paragraph" draw:z-index="284" draw:name="Shape3_8" draw:style-name="Mgr11" draw:text-style-name="MP6" svg:x1="17.736cm" svg:y1="0.376cm" svg:x2="20.496cm" svg:y2="0.36cm"><text:p/></draw:line><text:span text:style-name="MT91">Fractions</text:span> : <text:span text:style-name="MT91">Fractions, décimaux et comparaison</text:span></text:p>
      </style:header>
      <style:header-left>
        <text:p text:style-name="MP54"><draw:line text:anchor-type="paragraph" draw:z-index="285" draw:name="Shape3_25" draw:style-name="Mgr11" draw:text-style-name="MP6" svg:x1="17.736cm" svg:y1="0.376cm" svg:x2="20.496cm" svg:y2="0.36cm"><text:p/></draw:line><text:span text:style-name="MT91">Fractions</text:span> : <text:span text:style-name="MT91">Fractions, décimaux et comparaison</text:span></text:p>
      </style:header-left>
      <style:footer>
        <text:p text:style-name="MP16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81" draw:name="Shape4_34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89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286" draw:name="Shape4_33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282" draw:name="Shape4_35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83" draw:name="Shape4_36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56"><draw:line text:anchor-type="paragraph" draw:z-index="290" draw:name="Shape3_24" draw:style-name="Mgr11" draw:text-style-name="MP6" svg:x1="11.52cm" svg:y1="0.376cm" svg:x2="20.496cm" svg:y2="0.36cm"><text:p/></draw:line><text:span text:style-name="MT92">Fractions</text:span> : <text:span text:style-name="MT92">Droite graduée</text:span></text:p>
      </style:header>
      <style:header-left>
        <text:p text:style-name="MP56"><draw:line text:anchor-type="paragraph" draw:z-index="291" draw:name="Shape3_28" draw:style-name="Mgr11" draw:text-style-name="MP6" svg:x1="11.52cm" svg:y1="0.376cm" svg:x2="20.496cm" svg:y2="0.36cm"><text:p/></draw:line><text:span text:style-name="MT92">Fractions</text:span> : <text:span text:style-name="MT92">Droite graduée</text:span></text:p>
      </style:header-left>
      <style:footer>
        <text:p text:style-name="MP16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87" draw:name="Shape4_30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89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293" draw:name="Shape4_29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288" draw:name="Shape4_32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89" draw:name="Shape4_31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58"><draw:line text:anchor-type="paragraph" draw:z-index="297" draw:name="Shape3_14" draw:style-name="Mgr11" draw:text-style-name="MP6" svg:x1="12.876cm" svg:y1="0.392cm" svg:x2="20.496cm" svg:y2="0.36cm"><text:p/></draw:line><draw:path text:anchor-type="paragraph" draw:z-index="298" draw:name="Shape1_3" draw:style-name="Mgr10" draw:text-style-name="MP50" svg:width="4.329cm" svg:height="2.238cm" svg:x="-1.8cm" svg:y="-8.982cm" svg:viewBox="0 0 4330 2239" svg:d="M0 2239l3984-288c209-15 363-167 345-342l-170-1609h-4159z"><text:p/></draw:path><text:span text:style-name="MT93">Fractions</text:span> : <text:span text:style-name="MT93">Vocabulaire et sens</text:span></text:p>
      </style:header>
      <style:header-left>
        <text:p text:style-name="MP58"><draw:line text:anchor-type="paragraph" draw:z-index="299" draw:name="Shape3_23" draw:style-name="Mgr11" draw:text-style-name="MP6" svg:x1="12.876cm" svg:y1="0.392cm" svg:x2="20.496cm" svg:y2="0.36cm"><text:p/></draw:line><draw:path text:anchor-type="paragraph" draw:z-index="292" draw:name="Shape1_7" draw:style-name="Mgr10" draw:text-style-name="MP50" svg:width="4.329cm" svg:height="2.238cm" svg:x="-1.8cm" svg:y="-8.982cm" svg:viewBox="0 0 4330 2239" svg:d="M0 2239l3984-288c209-15 363-167 345-342l-170-1609h-4159z"><text:p/></draw:path><text:span text:style-name="MT93">Fractions</text:span> : <text:span text:style-name="MT93">Vocabulaire et sens</text:span></text:p>
      </style:header-left>
      <style:footer>
        <text:p text:style-name="MP16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94" draw:name="Shape4_26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89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301" draw:name="Shape4_27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295" draw:name="Shape4_28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0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60"><draw:path text:anchor-type="paragraph" draw:z-index="304" draw:name="Shape1_1" draw:style-name="Mgr10" draw:text-style-name="MP50" svg:width="4.329cm" svg:height="2.238cm" svg:x="-1.8cm" svg:y="-8.982cm" svg:viewBox="0 0 4330 2239" svg:d="M0 2239l3984-288c209-15 363-167 345-342l-170-1609h-4159z"><text:p/></draw:path><draw:line text:anchor-type="paragraph" draw:z-index="305" draw:name="Shape3_13" draw:style-name="Mgr11" draw:text-style-name="MP6" svg:x1="15.337cm" svg:y1="0.36cm" svg:x2="20.496cm" svg:y2="0.36cm"><text:p/></draw:line><text:span text:style-name="MT94">Fractions</text:span> : <text:span text:style-name="MT94">Représentation géométrique</text:span></text:p>
      </style:header>
      <style:header-left>
        <text:p text:style-name="MP60"><draw:line text:anchor-type="paragraph" draw:z-index="306" draw:name="Shape3_21" draw:style-name="Mgr11" draw:text-style-name="MP6" svg:x1="15.337cm" svg:y1="0.36cm" svg:x2="20.496cm" svg:y2="0.36cm"><text:p/></draw:line><draw:path text:anchor-type="paragraph" draw:z-index="300" draw:name="Shape1_13" draw:style-name="Mgr10" draw:text-style-name="MP50" svg:width="4.329cm" svg:height="2.238cm" svg:x="-1.8cm" svg:y="-8.982cm" svg:viewBox="0 0 4330 2239" svg:d="M0 2239l3984-288c209-15 363-167 345-342l-170-1609h-4159z"><text:p/></draw:path><text:span text:style-name="MT94">Fractions</text:span> : <text:span text:style-name="MT94">Représentation géométrique</text:span></text:p>
      </style:header-left>
      <style:footer>
        <text:p text:style-name="MP16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1"><text:span text:style-name="MT89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307" draw:name="Shape4_24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302" draw:name="Shape4_25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86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62"><draw:line text:anchor-type="paragraph" draw:z-index="311" draw:name="Shape3_5" draw:style-name="Mgr11" draw:text-style-name="MP6" svg:x1="18.701cm" svg:y1="0.36cm" svg:x2="20.497cm" svg:y2="0.36cm"><text:p/></draw:line><text:span text:style-name="MT95">Nombres entiers et décimaux</text:span> : <text:span text:style-name="MT95">Comparer, encadrer</text:span></text:p>
      </style:header>
      <style:header-left>
        <text:p text:style-name="MP62"><draw:line text:anchor-type="paragraph" draw:z-index="312" draw:name="Shape3_6" draw:style-name="Mgr11" draw:text-style-name="MP6" svg:x1="18.701cm" svg:y1="0.36cm" svg:x2="20.497cm" svg:y2="0.36cm"><text:p/></draw:line><text:span text:style-name="MT95">Nombres entiers et décimaux</text:span> : <text:span text:style-name="MT95">Comparer, encadrer</text:span></text:p>
      </style:header-left>
      <style:footer>
        <text:p text:style-name="MP16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8" draw:name="Shape4_19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89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314" draw:name="Shape4_14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309" draw:name="Shape4_21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20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64"><draw:line text:anchor-type="paragraph" draw:z-index="317" draw:name="Shape3_2" draw:style-name="Mgr11" draw:text-style-name="MP6" svg:x1="16.083cm" svg:y1="0.383cm" svg:x2="20.496cm" svg:y2="0.36cm"><text:p/></draw:line>Nombres entiers et décimaux : Numération</text:p>
      </style:header>
      <style:header-left>
        <text:p text:style-name="MP64"><draw:line text:anchor-type="paragraph" draw:z-index="318" draw:name="Shape3_3" draw:style-name="Mgr12" draw:text-style-name="MP6" svg:x1="16.085cm" svg:y1="1.458cm" svg:x2="20.498cm" svg:y2="1.435cm"><text:p/></draw:line>Nombres entiers et décimaux : Numération</text:p>
      </style:header-left>
      <style:footer>
        <text:p text:style-name="MP16"><draw:g text:anchor-type="paragraph" draw:z-index="319" draw:name="Shape4_42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89">N</text:span>ombres entiers et décimaux : numération</text:p></draw:text-box></draw:frame></text:p>
      </style:footer>
      <style:footer-left>
        <text:p text:style-name="MP16"><draw:g text:anchor-type="paragraph" draw:z-index="313" draw:name="Shape4_8" draw:style-name="Mgr1"><draw:path draw:style-name="Mgr7" draw:text-style-name="MP20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89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320" draw:name="Shape4_78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315" draw:name="Shape4_110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92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66"><draw:line text:anchor-type="paragraph" draw:z-index="324" draw:name="Shape3_15" draw:style-name="Mgr11" draw:text-style-name="MP6" svg:x1="17.597cm" svg:y1="0.383cm" svg:x2="19.595cm" svg:y2="0.383cm"><text:p/></draw:line><text:span text:style-name="MT87">Nombres entiers et décimaux : </text:span><text:span text:style-name="Character_5f_20_5f_style"><text:span text:style-name="MT96">×</text:span></text:span><text:span text:style-name="MT97"> 10, 100, 1000</text:span></text:p>
      </style:header>
      <style:header-left>
        <text:p text:style-name="MP66"><draw:line text:anchor-type="paragraph" draw:z-index="325" draw:name="Shape3_19" draw:style-name="Mgr11" draw:text-style-name="MP6" svg:x1="17.597cm" svg:y1="0.383cm" svg:x2="19.595cm" svg:y2="0.383cm"><text:p/></draw:line><text:span text:style-name="MT87">Nombres entiers et décimaux : </text:span><text:span text:style-name="Character_5f_20_5f_style"><text:span text:style-name="MT96">×</text:span></text:span><text:span text:style-name="MT97"> 10, 100, 1000</text:span></text:p>
      </style:header-left>
      <style:footer>
        <text:p text:style-name="MP16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21" draw:name="Shape4_15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9">N</text:span><text:span text:style-name="MT98">ombres entiers et décimaux : </text:span><text:span text:style-name="Character_5f_20_5f_style"><text:span text:style-name="MT96">×</text:span></text:span><text:span text:style-name="MT99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328" draw:name="Shape4_16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322" draw:name="Shape4_106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17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331" draw:name="Shape4_10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326" draw:name="Shape4_11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116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66"><draw:line text:anchor-type="paragraph" draw:z-index="332" draw:name="Shape3_22" draw:style-name="Mgr13" draw:text-style-name="MP6" svg:x1="16.575cm" svg:y1="0cm" svg:x2="19.073cm" svg:y2="0cm"><text:p/></draw:line><text:span text:style-name="MT87">Nombres entiers et décimaux : </text:span><text:span text:style-name="MT100">La droite graduée</text:span></text:p>
      </style:header>
      <style:header-left>
        <text:p text:style-name="MP66"><draw:line text:anchor-type="paragraph" draw:z-index="333" draw:name="Shape3_37" draw:style-name="Mgr11" draw:text-style-name="MP6" svg:x1="17.999cm" svg:y1="0.36cm" svg:x2="20.497cm" svg:y2="0.36cm"><text:p/></draw:line><text:span text:style-name="MT87">Nombres entiers et décimaux : </text:span><text:span text:style-name="MT100">La droite graduée</text:span></text:p>
      </style:header-left>
      <style:footer>
        <text:p text:style-name="MP16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30" draw:name="Shape4_9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9">N</text:span><text:span text:style-name="MT98">ombres entiers et décimaux : </text:span><text:span text:style-name="MT101">la droite graduée</text:span></text:p></draw:text-box></draw:frame></text:p>
      </style:footer>
      <style:footer-left>
        <text:p text:style-name="MP16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29" draw:name="Shape4_13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9">N</text:span><text:span text:style-name="MT98">ombres entiers et décimaux : </text:span><text:span text:style-name="MT101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230" draw:name="Shape4_66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226" draw:name="Shape4_76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77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67">Calculer : </text:span><text:span text:style-name="MT102">Priorités opératoires</text:span><text:span text:style-name="MT67"> </text:span></text:p>
      </style:header>
      <style:header-left>
        <text:p text:style-name="_5f_Header_20_N_20_page_20_impaire_20__28_D_29_"><text:span text:style-name="MT67">Calculer : </text:span><text:span text:style-name="MT102">Priorités opératoires</text:span><text:span text:style-name="MT67"> </text:span></text:p>
      </style:header-left>
      <style:footer>
        <text:p text:style-name="MP16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8" draw:name="Shape4_67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69">calculer</text:span><text:span text:style-name="MT70"> : </text:span><text:span text:style-name="MT103">priorités opératoires</text:span></text:p></draw:text-box></draw:frame></text:p>
      </style:footer>
      <style:footer-left>
        <text:p text:style-name="MP16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text:span text:style-name="MT69">calculer</text:span><text:span text:style-name="MT70"> : </text:span><text:span text:style-name="MT103">priorités opératoires</text:span></text:p></draw:text-box></draw:frame><draw:g text:anchor-type="paragraph" draw:z-index="234" draw:name="Shape4_69" draw:style-name="Mgr1"><draw:path draw:style-name="Mgr7" draw:text-style-name="MP20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0" draw:style-name="Mdp1">
      <style:header>
        <text:p text:style-name="_5f_Header_20_D_20_page_20_impaire_20__28_D_29_">Proportionnalité et pourcentage : <text:span text:style-name="MT104">P</text:span>roportionnalité </text:p>
      </style:header>
      <style:header-left>
        <text:p text:style-name="_5f_Header_20_D_20_page_20_paire_20__28_G_29_"><text:span text:style-name="MT48"><text:tab/>Proportionnalité et pourcentage</text:span><text:span text:style-name="MT49"> </text:span>: <text:span text:style-name="MT48">proportionnalité</text:span> </text:p>
      </style:header-left>
      <style:footer>
        <text:p text:style-name="MP16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draw:g text:anchor-type="paragraph" draw:z-index="209" draw:name="Shape4_73" draw:style-name="Mgr1"><draw:path draw:style-name="Mgr8" draw:text-style-name="MP38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1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06" draw:name="Shape4_88" draw:style-name="Mgr1"><draw:path draw:style-name="Mgr8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48">Proportionnalité et pourcentages</text:span><text:span text:style-name="MT49"> </text:span>: <text:span text:style-name="MT48">proportionnalité</text:span> </text:p>
        <text:p text:style-name="MP33"/>
      </style:header>
      <style:header-left>
        <text:p text:style-name="Header"><text:span text:style-name="MT48">Proportionnalité et pourcentages</text:span><text:span text:style-name="MT49"> </text:span>: <text:span text:style-name="MT48">proportionnalité</text:span> </text:p>
        <text:p text:style-name="MP33"/>
      </style:header-left>
      <style:footer>
        <text:p text:style-name="MP1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Proportionnalité et pourcentages : proportionalité</text:p></draw:text-box></draw:frame><draw:g text:anchor-type="paragraph" draw:z-index="212" draw:name="Shape4_2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5">: </text:p></draw:text-box></draw:frame><draw:g text:anchor-type="paragraph" draw:z-index="208" draw:name="Shape4_25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213" draw:name="Shape4_71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210" draw:name="Shape4_104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11" draw:name="Shape4_105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16" draw:name="Shape3_4" draw:style-name="Mgr9" draw:text-style-name="MP6" svg:x1="12.104cm" svg:y1="0.392cm" svg:x2="20.497cm" svg:y2="0.36cm"><text:p/></draw:line><text:span text:style-name="MT43">Périmètre</text:span> : <text:span text:style-name="MT105">Coder et calculer</text:span></text:p>
      </style:header>
      <style:header-left>
        <text:p text:style-name="_5f_Header_20_M_20_page_20_impaire_20__28_D_29_"><draw:line text:anchor-type="paragraph" draw:z-index="217" draw:name="Shape3_18" draw:style-name="Mgr9" draw:text-style-name="MP6" svg:x1="12.104cm" svg:y1="0.392cm" svg:x2="20.497cm" svg:y2="0.36cm"><text:p/></draw:line><text:span text:style-name="MT43">Périmètre</text:span> : <text:span text:style-name="MT105">Coder et calculer</text:span></text:p>
      </style:header-left>
      <style:footer>
        <text:p text:style-name="MP16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14" draw:name="Shape4_103" draw:style-name="Mgr1"><draw:path draw:style-name="Mgr6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1">Périmètre : </text:span><text:span text:style-name="MT106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21">Conversions d’unités : longueurs</text:span></text:p>
      </style:header>
      <style:header-left>
        <text:p text:style-name="_5f_Header_20_N_20_page_20_impaire_20__28_D_29_"><text:s/><text:span text:style-name="MT21">Conversions d’unités : longueurs</text:span></text:p>
      </style:header-left>
      <style:footer>
        <text:p text:style-name="MP1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8">Conversions d’unités : longueurs</text:span><text:span text:style-name="MT14"> </text:span></text:p></draw:text-box></draw:frame><draw:g text:anchor-type="paragraph" draw:z-index="177" draw:name="Shape4_84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172" draw:name="Shape4_124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25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6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Conversions d’unités : longueurs</text:p></draw:text-box></draw:frame><draw:g text:anchor-type="paragraph" draw:z-index="178" draw:name="Shape4_127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6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75" draw:name="Shape4_133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Conversions d’unités : longueurs</text:p></draw:text-box></draw:frame><draw:g text:anchor-type="paragraph" draw:z-index="176" draw:name="Shape4_177" draw:style-name="Mgr1"><draw:path draw:style-name="Mgr7" draw:text-style-name="MP20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2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3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80" draw:name="Shape4_145" draw:style-name="Mgr1"><draw:path draw:style-name="Mgr7" draw:text-style-name="MP20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8">Conversions d’unités : </text:span><text:span text:style-name="MT107">Volume</text:span><text:span text:style-name="MT14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footer>
        <text:p text:style-name="MP1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78" draw:name="Shape4_162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75" draw:name="Shape4_163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164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74"><text:span text:style-name="MT11"><text:s text:c="15"/>A</text:span>ires : Aire par comptage</text:p>
      </style:header>
      <style:footer>
        <text:p text:style-name="MP16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80" draw:name="Shape4_165" draw:style-name="Mgr1"><draw:path draw:style-name="Mgr6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108">Aires</text:span><text:span text:style-name="MT41"> <text:s/>: </text:span><text:span text:style-name="MT108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0" draw:style-name="Mdp1">
      <style:header>
        <text:p text:style-name="MP75"><text:span text:style-name="MT74">Géométrie plane</text:span> : <text:span text:style-name="MT109">D</text:span><text:span text:style-name="MT74">roites, </text:span><text:span text:style-name="MT110">demi-droites </text:span><text:span text:style-name="MT111">&amp; </text:span><text:span text:style-name="MT110">segments</text:span></text:p>
      </style:header>
      <style:footer>
        <text:p text:style-name="MP1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82" draw:name="Shape4_19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2">Géométrie plane : </text:span><text:span text:style-name="MT78">droites, </text:span><text:span text:style-name="MT113">DEMI-droites et segments</text:span></text:p></draw:text-box></draw:frame></text:p>
      </style:footer>
      <style:footer-left>
        <text:p text:style-name="MP1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79" draw:name="Shape4_19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78">Géométrie plane : droites, </text:span><text:span text:style-name="MT113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1" draw:style-name="Mdp1">
      <style:header>
        <text:p text:style-name="MP78"><text:span text:style-name="MT114">S</text:span><text:span text:style-name="MT115">olides</text:span> : <text:span text:style-name="MT114">Vocabulaire, nature</text:span></text:p>
      </style:header>
      <style:footer>
        <text:p text:style-name="MP1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solides : Vocabulaire, NatuRE</text:p></draw:text-box></draw:frame><draw:g text:anchor-type="paragraph" draw:z-index="84" draw:name="Shape4_19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solides : Vocabulaire, NatuRE</text:p></draw:text-box></draw:frame><draw:g text:anchor-type="paragraph" draw:z-index="81" draw:name="Shape4_19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0" draw:style-name="Mdp1">
      <style:header>
        <text:p text:style-name="_5f_Header_20_M_20_page_20_impaire_20__28_D_29_"><text:span text:style-name="MT116">Volumes : </text:span><text:span text:style-name="MT117">Calculs et conversions</text:span></text:p>
      </style:header>
      <style:header-left>
        <text:p text:style-name="_5f_Header_20_M_20_page_20_paire_20__28_G_29_"><text:span text:style-name="MT116">Volumes : </text:span><text:span text:style-name="MT117">Calculs et conversions</text:span></text:p>
      </style:header-left>
      <style:footer>
        <text:list xml:id="list1707964471" text:style-name="_5f_Numérotation_20_des_20_exercices">
          <text:list-item>
            <text:list>
              <text:list-item>
                <text:p text:style-name="MP8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<text:s/><text:span text:style-name="MT118">Volumes : </text:span><text:span text:style-name="MT119">Calculs et conversions</text:span> </text:p></draw:text-box></draw:frame><draw:g text:anchor-type="paragraph" draw:z-index="88" draw:name="Shape4_174" draw:style-name="Mgr1"><draw:path draw:style-name="Mgr6" draw:text-style-name="MP1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20440326800311" text:continue-numbering="true" text:style-name="_5f_Numérotation_20_des_20_exercices">
          <text:list-item>
            <text:list>
              <text:list-item>
                <text:p text:style-name="MP8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<text:s/><text:span text:style-name="MT118">Volumes : </text:span><text:span text:style-name="MT119">Calculs et conversions</text:span> </text:p></draw:text-box></draw:frame><draw:g text:anchor-type="paragraph" draw:z-index="83" draw:name="Shape4_175" draw:style-name="Mgr1"><draw:path draw:style-name="Mgr6" draw:text-style-name="MP1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1" draw:style-name="Mdp1">
      <style:header>
        <text:p text:style-name="MP82"><draw:path text:anchor-type="paragraph" draw:z-index="90" draw:name="Shape5_3" draw:style-name="Mgr14" draw:text-style-name="MP83" svg:width="4.329cm" svg:height="2.24cm" svg:x="-1.499cm" svg:y="-1cm" svg:viewBox="0 0 4330 2241" svg:d="M0 2241l3984-288c209-15 363-168 345-342l-170-1611h-4159z"><text:p/></draw:path><draw:frame text:anchor-type="paragraph" draw:z-index="91" draw:name="Shape6_3" draw:style-name="Mgr4" draw:text-style-name="MP7" svg:width="2.703cm" svg:height="0.715cm" draw:transform="rotate (0.0872664625997165) translate (-0.172861111111111cm 0.218722222222222cm)"><draw:text-box><text:p text:style-name="MP6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line text:anchor-type="paragraph" draw:z-index="92" draw:name="Shape7_6" draw:style-name="Mgr9" draw:text-style-name="MP6" svg:x1="9.042cm" svg:y1="0.36cm" svg:x2="20.461cm" svg:y2="0.36cm"><text:p/></draw:line>T<text:span text:style-name="MT120">itre de la série</text:span></text:p>
      </style:header>
      <style:header-left>
        <text:p text:style-name="MP82"><draw:path text:anchor-type="paragraph" draw:z-index="85" draw:name="Shape5_4" draw:style-name="Mgr14" draw:text-style-name="MP83" svg:width="4.329cm" svg:height="2.24cm" svg:x="-1.499cm" svg:y="-1cm" svg:viewBox="0 0 4330 2241" svg:d="M0 2241l3984-288c209-15 363-168 345-342l-170-1611h-4159z"><text:p/></draw:path><draw:frame text:anchor-type="paragraph" draw:z-index="86" draw:name="Shape6_4" draw:style-name="Mgr4" draw:text-style-name="MP7" svg:width="2.703cm" svg:height="0.715cm" draw:transform="rotate (0.0872664625997165) translate (-0.172861111111111cm 0.218722222222222cm)"><draw:text-box><text:p text:style-name="MP6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line text:anchor-type="paragraph" draw:z-index="87" draw:name="Shape7_3" draw:style-name="Mgr9" draw:text-style-name="MP6" svg:x1="9.042cm" svg:y1="0.36cm" svg:x2="20.461cm" svg:y2="0.36cm"><text:p/></draw:line>T<text:span text:style-name="MT120">itre de la série</text:span></text:p>
      </style:header-left>
      <style:footer>
        <text:p text:style-name="MP1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9" draw:name="Shape8_4" draw:style-name="Mgr1"><draw:path draw:style-name="Mgr6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121">Angles</text:span> • <text:span text:style-name="MT121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4"><text:span text:style-name="MT11"><text:s text:c="15"/>A</text:span>ires : Aires de disques</text:p>
      </style:header>
      <style:footer>
        <text:p text:style-name="MP16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95" draw:name="Shape4_173" draw:style-name="Mgr1"><draw:path draw:style-name="Mgr6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footer>
        <text:p text:style-name="MP1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98" draw:name="Shape4_170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93" draw:name="Shape4_171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94" draw:name="Shape4_172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footer>
        <text:p text:style-name="MP1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99" draw:name="Shape4_166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96" draw:name="Shape4_167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97" draw:name="Shape4_168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86"><text:span text:style-name="MT43"><text:s text:c="15"/>A</text:span><text:span text:style-name="MT122">ires : Problèmes d’aires</text:span></text:p>
      </style:header>
      <style:footer>
        <text:p text:style-name="MP16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02" draw:name="Shape4_169" draw:style-name="Mgr1"><draw:path draw:style-name="Mgr6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footer>
        <text:p text:style-name="MP1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103" draw:name="Shape4_181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100" draw:name="Shape4_182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01" draw:name="Shape4_183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88"><text:span text:style-name="MT11"><text:s text:c="15"/>A</text:span>ires : Aires de triangles</text:p>
      </style:header>
      <style:footer>
        <text:p text:style-name="MP16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07" draw:name="Shape4_178" draw:style-name="Mgr1"><draw:path draw:style-name="Mgr6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1" draw:style-name="Mdp1">
      <style:header>
        <text:p text:style-name="MP82"><draw:line text:anchor-type="paragraph" draw:z-index="109" draw:name="Shape7_8" draw:style-name="Mgr9" draw:text-style-name="MP6" svg:x1="9.042cm" svg:y1="0.36cm" svg:x2="20.461cm" svg:y2="0.36cm"><text:p/></draw:line><draw:path text:anchor-type="paragraph" draw:z-index="110" draw:name="Shape5_1" draw:style-name="Mgr14" draw:text-style-name="MP83" svg:width="4.329cm" svg:height="2.24cm" svg:x="-1.499cm" svg:y="-1cm" svg:viewBox="0 0 4330 2241" svg:d="M0 2241l3984-288c209-15 363-168 345-342l-170-1611h-4159z"><text:p/></draw:path><draw:frame text:anchor-type="paragraph" draw:z-index="111" draw:name="Shape6_2" draw:style-name="Mgr4" draw:text-style-name="MP7" svg:width="2.703cm" svg:height="0.715cm" draw:transform="rotate (0.0872664625997165) translate (-0.172861111111111cm 0.218722222222222cm)"><draw:text-box><text:p text:style-name="MP6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T<text:span text:style-name="MT120">itre de la série</text:span></text:p>
      </style:header>
      <style:header-left>
        <text:p text:style-name="MP82"><draw:line text:anchor-type="paragraph" draw:z-index="104" draw:name="Shape7_9" draw:style-name="Mgr9" draw:text-style-name="MP6" svg:x1="9.042cm" svg:y1="0.36cm" svg:x2="20.461cm" svg:y2="0.36cm"><text:p/></draw:line><draw:path text:anchor-type="paragraph" draw:z-index="105" draw:name="Shape5_2" draw:style-name="Mgr14" draw:text-style-name="MP83" svg:width="4.329cm" svg:height="2.24cm" svg:x="-1.499cm" svg:y="-1cm" svg:viewBox="0 0 4330 2241" svg:d="M0 2241l3984-288c209-15 363-168 345-342l-170-1611h-4159z"><text:p/></draw:path><draw:frame text:anchor-type="paragraph" draw:z-index="106" draw:name="Shape6_5" draw:style-name="Mgr4" draw:text-style-name="MP7" svg:width="2.703cm" svg:height="0.715cm" draw:transform="rotate (0.0872664625997165) translate (-0.172861111111111cm 0.218722222222222cm)"><draw:text-box><text:p text:style-name="MP6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T<text:span text:style-name="MT120">itre de la série</text:span></text:p>
      </style:header-left>
      <style:footer>
        <text:p text:style-name="MP1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08" draw:name="Shape8_5" draw:style-name="Mgr1"><draw:path draw:style-name="Mgr6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121">Angles</text:span> • <text:span text:style-name="MT121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0" draw:style-name="Mdp1">
      <style:header>
        <text:p text:style-name="MP90">Volumes : Volumes par comptage</text:p>
      </style:header>
      <style:footer>
        <text:p text:style-name="MP1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13" draw:name="Shape4_179" draw:style-name="Mgr1"><draw:path draw:style-name="Mgr6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/><text:span text:style-name="MT118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91"><draw:line text:anchor-type="paragraph" draw:z-index="347" draw:name="Shape3_33" draw:style-name="Mgr3" draw:text-style-name="MP6" svg:x1="15.12cm" svg:y1="0.36cm" svg:x2="20.496cm" svg:y2="0.36cm"><text:p/></draw:line><text:s/><text:span text:style-name="MT123">Angles</text:span> : <text:span text:style-name="MT124">Comprendre la notion d’angle</text:span></text:p>
      </style:header>
      <style:footer>
        <text:p text:style-name="MP1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/text:p>
      </style:footer>
      <style:footer-left>
        <text:p text:style-name="MP1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25">Angles</text:span><text:span text:style-name="MT14"> : </text:span><text:span text:style-name="MT125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8" draw:name="Shape3_7" draw:style-name="Mgr3" draw:text-style-name="MP6" svg:x1="15.12cm" svg:y1="0.36cm" svg:x2="20.496cm" svg:y2="0.36cm"><text:p/></draw:line><text:s/><text:span text:style-name="MT126">Angles : </text:span>Angles : <text:span text:style-name="MT124">Comprendre la notion d’angle</text:span></text:p>
      </style:header>
      <style:header-left>
        <text:p text:style-name="MP92"><draw:line text:anchor-type="paragraph" draw:z-index="9" draw:name="Shape3_29" draw:style-name="Mgr3" draw:text-style-name="MP6" svg:x1="15.12cm" svg:y1="0.36cm" svg:x2="20.496cm" svg:y2="0.36cm"><text:p/></draw:line>Angles : <text:span text:style-name="MT124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27">Angles : </text:span><text:span text:style-name="MT128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27">Angles : </text:span><text:span text:style-name="MT129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27">Angles : </text:span><text:span text:style-name="MT130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footer>
        <text:p text:style-name="MP1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345" draw:name="Shape4_184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342" draw:name="Shape4_186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43" draw:name="Shape4_185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46" draw:name="Shape3_35" draw:style-name="Mgr3" draw:text-style-name="MP6" svg:x1="11.344cm" svg:y1="0.358cm" svg:x2="20.497cm" svg:y2="0.36cm"><text:p/></draw:line><text:span text:style-name="MT131">Angles </text:span>: Nommer un angle</text:p>
      </style:header>
      <style:footer>
        <text:p text:style-name="MP16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_5f_Header_20_G_20_page_20_paire_20__28_G_29_"><draw:line text:anchor-type="paragraph" draw:z-index="344" draw:name="Shape3_30" draw:style-name="Mgr3" draw:text-style-name="MP6" svg:x1="11.435cm" svg:y1="0.388cm" svg:x2="20.496cm" svg:y2="0.36cm"><text:p/></draw:line><text:span text:style-name="MT132">Angles</text:span> : <text:span text:style-name="MT132">Mesurer un angle</text:span></text:p>
      </style:header-left>
      <style:footer>
        <text:p text:style-name="MP1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340" draw:name="Shape4_176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3">Angles </text:span><text:span text:style-name="MT14">: </text:span><text:span text:style-name="MT133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39" draw:name="Shape3_31" draw:style-name="Mgr3" draw:text-style-name="MP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1" draw:name="Shape3_32" draw:style-name="Mgr3" draw:text-style-name="MP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27">Angles : </text:span><text:span text:style-name="MT128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27">Angles : </text:span><text:span text:style-name="MT134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27">Angles : </text:span><text:span text:style-name="MT128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1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338" draw:name="Shape4_180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334" draw:name="Shape4_188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87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36" draw:name="Shape3_34" draw:style-name="Mgr3" draw:text-style-name="MP6" svg:x1="15.448cm" svg:y1="0.365cm" svg:x2="20.496cm" svg:y2="0.36cm"><text:p/></draw:line><text:span text:style-name="MT135">Angles</text:span><text:span text:style-name="MT136"> : </text:span><text:span text:style-name="MT137">Calculer des mesures d’angle</text:span></text:p>
      </style:header>
      <style:header-left>
        <text:p text:style-name="_5f_Header_20_G_20_page_20_paire_20__28_G_29_"><draw:line text:anchor-type="paragraph" draw:z-index="337" draw:name="Shape3_36" draw:style-name="Mgr3" draw:text-style-name="MP6" svg:x1="15.448cm" svg:y1="0.365cm" svg:x2="20.496cm" svg:y2="0.36cm"><text:p/></draw:line><text:span text:style-name="MT135">Angles : </text:span><text:span text:style-name="MT137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27">Angles : </text:span><text:span text:style-name="MT128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27">Angles : </text:span><text:span text:style-name="MT138">Calculer des </text:span><text:span text:style-name="MT134">Mesure</text:span><text:span text:style-name="MT138">s</text:span><text:span text:style-name="MT134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27">Angles : </text:span><text:span text:style-name="MT139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55">R</text:span>epères du plan : Se repérer</text:p>
      </style:header>
      <style:header-left>
        <text:p text:style-name="_5f_Header_20_G_20_page_20_paire_20__28_G_29_"><text:span text:style-name="MT55">R</text:span>epères du plan : Se repérer</text:p>
      </style:header-left>
      <style:footer>
        <text:p text:style-name="MP1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Repères du plan : Se repérer</text:p></draw:text-box></draw:frame><draw:g text:anchor-type="paragraph" draw:z-index="115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5">Repères du plan : se repérer</text:p></draw:text-box></draw:frame><draw:g text:anchor-type="paragraph" draw:z-index="112" draw:name="Shape4_18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39"><text:span text:style-name="MT61">Repères du plan : Se repérer</text:span> </text:p>
      </style:header>
      <style:footer>
        <text:p text:style-name="MP16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17" draw:name="Shape4_19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55">R</text:span>epères du plan : se repérer</text:p></draw:text-box></draw:frame></text:p>
      </style:footer>
      <style:footer-left>
        <text:p text:style-name="MP1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14" draw:name="Shape4_19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55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40">R</text:span><text:span text:style-name="MT141">epères du plan : Se </text:span><text:span text:style-name="MT142">déplacer</text:span></text:p>
      </style:header>
      <style:footer>
        <text:p text:style-name="MP1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4">Repères du plan : Se </text:span><text:span text:style-name="MT143">déplacer</text:span></text:p></draw:text-box></draw:frame><draw:g text:anchor-type="paragraph" draw:z-index="119" draw:name="Shape4_192" draw:style-name="Mgr1"><draw:path draw:style-name="Mgr2" draw:text-style-name="MP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1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4">Repères du plan : se </text:span><text:span text:style-name="MT143">déplacer</text:span></text:p></draw:text-box></draw:frame><draw:g text:anchor-type="paragraph" draw:z-index="116" draw:name="Shape4_19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39"><text:span text:style-name="MT61">Repères du plan : Se repérer</text:span> </text:p>
      </style:header>
      <style:footer>
        <text:p text:style-name="MP16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21" draw:name="Shape4_1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55">R</text:span>epères du plan : se repérer</text:p></draw:text-box></draw:frame></text:p>
      </style:footer>
      <style:footer-left>
        <text:p text:style-name="MP1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18" draw:name="Shape4_1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55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1" draw:style-name="Mdp1">
      <style:header>
        <text:p text:style-name="MP78"><text:span text:style-name="MT114">S</text:span><text:span text:style-name="MT115">olides</text:span> : <text:span text:style-name="MT114">Vocabulaire, nature</text:span></text:p>
      </style:header>
      <style:footer>
        <text:p text:style-name="MP1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solides : Vocabulaire, NatuRE</text:p></draw:text-box></draw:frame><draw:g text:anchor-type="paragraph" draw:z-index="123" draw:name="Shape4_2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solides : Vocabulaire, NatuRE</text:p></draw:text-box></draw:frame><draw:g text:anchor-type="paragraph" draw:z-index="120" draw:name="Shape4_201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0" draw:style-name="Mdp1">
      <style:header>
        <text:p text:style-name="_5f_Header_20_G_20_page_20_paire_20__28_G_29_"><text:span text:style-name="MT74">Géométrie plane</text:span> : <text:span text:style-name="MT74">Points, droites </text:span><text:span text:style-name="MT144">et cercles</text:span></text:p>
      </style:header>
      <style:footer>
        <text:p text:style-name="MP1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25" draw:name="Shape4_20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Géométrie plane : points, droites <text:span text:style-name="MT145">et cercles</text:span></text:p></draw:text-box></draw:frame></text:p>
      </style:footer>
      <style:footer-left>
        <text:p text:style-name="MP1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22" draw:name="Shape4_2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Géométrie plane : points, droites <text:span text:style-name="MT145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1" draw:style-name="Mdp1">
      <style:header>
        <text:p text:style-name="MP78"><text:span text:style-name="MT114">S</text:span><text:span text:style-name="MT115">olides</text:span> : <text:span text:style-name="MT114">Vocabulaire, nature</text:span></text:p>
      </style:header>
      <style:footer>
        <text:p text:style-name="MP1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solides : Vocabulaire, NatuRE</text:p></draw:text-box></draw:frame><draw:g text:anchor-type="paragraph" draw:z-index="127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solides : Vocabulaire, NatuRE</text:p></draw:text-box></draw:frame><draw:g text:anchor-type="paragraph" draw:z-index="124" draw:name="Shape4_1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0" draw:style-name="Mdp1">
      <style:header>
        <text:p text:style-name="_5f_Header_20_G_20_page_20_impaire_20__28_D_29_"><text:span text:style-name="MT74">Géométrie plane</text:span> : <text:span text:style-name="MT146">Milieu, alignement, </text:span><text:span text:style-name="MT147">appartenance</text:span></text:p>
      </style:header>
      <style:footer>
        <text:p text:style-name="MP16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29" draw:name="Shape4_1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2">Géométrie plane : </text:span><text:span text:style-name="MT148">milieu, Alignement, </text:span><text:span text:style-name="MT149">APPARTENANCE</text:span></text:p></draw:text-box></draw:frame></text:p>
      </style:footer>
      <style:footer-left>
        <text:p text:style-name="MP1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26" draw:name="Shape4_15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78">Géométrie plane : </text:span><text:span text:style-name="MT148">milieu, alignement, </text:span><text:span text:style-name="MT149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1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50">Géométrie plane : </text:span><text:span text:style-name="MT75">parallèles, perpendiculaires, </text:span><text:span text:style-name="MT55">distances</text:span></text:p></draw:text-box></draw:frame><draw:g text:anchor-type="paragraph" draw:z-index="131" draw:name="Shape4_20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50">Géométrie plane : </text:span><text:span text:style-name="MT75">parallèles, perpendiculaires, </text:span><text:span text:style-name="MT55">distances</text:span></text:p></draw:text-box></draw:frame><draw:g text:anchor-type="paragraph" draw:z-index="128" draw:name="Shape4_1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74">Géométrie plane</text:span> : <text:span text:style-name="MT75">P</text:span><text:span text:style-name="MT76">arallèles, perpendiculaires,<text:line-break/> </text:span><text:span text:style-name="MT77">distances</text:span></text:p>
      </style:header>
      <style:footer>
        <text:p text:style-name="MP16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2"><draw:g text:anchor-type="paragraph" draw:z-index="133" draw:name="Shape4_20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2">Géométrie plane : </text:span><text:span text:style-name="MT79">Parallèles, perpendiculaires, </text:span><text:span text:style-name="MT8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<text:span text:style-name="MT78">Géométrie plane : </text:span><text:span text:style-name="MT79">parallèles, perpendiculaires, </text:span><text:span text:style-name="MT80">distances</text:span></text:p></draw:text-box></draw:frame><draw:g text:anchor-type="paragraph" draw:z-index="130" draw:name="Shape4_206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100"><text:span text:style-name="MT151">Géométrie plane</text:span><text:span text:style-name="MT152"> : </text:span><text:span text:style-name="MT153">Vocabulaire</text:span></text:p>
      </style:header>
      <style:header-left>
        <text:p text:style-name="MP100"><text:span text:style-name="MT151">Géométrie plane</text:span><text:span text:style-name="MT152"> : </text:span><text:span text:style-name="MT153">Vocabulaire</text:span></text:p>
      </style:header-left>
      <style:footer>
        <text:p text:style-name="MP1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78">Géométrie plane : </text:span><text:span text:style-name="MT154">vocabulaire</text:span></text:p></draw:text-box></draw:frame><draw:g text:anchor-type="paragraph" draw:z-index="135" draw:name="Shape4_20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78">Géométrie plane : </text:span><text:span text:style-name="MT154">vocabulaire</text:span></text:p></draw:text-box></draw:frame><draw:g text:anchor-type="paragraph" draw:z-index="132" draw:name="Shape4_21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74">Géométrie plane, </text:span><text:span text:style-name="MT155">partie 1</text:span> : <text:span text:style-name="MT156">coder</text:span></text:p>
      </style:header>
      <style:footer>
        <text:p text:style-name="MP16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pan text:style-name="MT112">Géométrie plane, </text:span><text:span text:style-name="MT157">partie 1</text:span><text:span text:style-name="MT112"> : </text:span><text:span text:style-name="MT158">coder</text:span></text:p></draw:text-box></draw:frame><draw:g text:anchor-type="paragraph" draw:z-index="137" draw:name="Shape4_211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<text:span text:style-name="MT78">Géométrie plane, </text:span><text:span text:style-name="MT157">partie 1</text:span><text:span text:style-name="MT78"> : </text:span><text:span text:style-name="MT158">coder</text:span></text:p></draw:text-box></draw:frame><draw:g text:anchor-type="paragraph" draw:z-index="134" draw:name="Shape4_212" draw:style-name="Mgr1"><draw:path draw:style-name="Mgr2" draw:text-style-name="MP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100"><text:span text:style-name="MT151">Géométrie plane</text:span><text:span text:style-name="MT152"> : </text:span><text:span text:style-name="MT153">Vocabulaire</text:span></text:p>
      </style:header>
      <style:footer>
        <text:p text:style-name="MP1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78">Géométrie plane : </text:span><text:span text:style-name="MT154">vocabulaire</text:span></text:p></draw:text-box></draw:frame><draw:g text:anchor-type="paragraph" draw:z-index="139" draw:name="Shape4_2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78">Géométrie plane : </text:span><text:span text:style-name="MT154">vocabulaire</text:span></text:p></draw:text-box></draw:frame><draw:g text:anchor-type="paragraph" draw:z-index="136" draw:name="Shape4_21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74">Géométrie plane, </text:span><text:span text:style-name="MT155">partie 1</text:span> : <text:span text:style-name="MT159">Assembler et décomposer</text:span></text:p>
      </style:header>
      <style:footer>
        <text:p text:style-name="MP16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pan text:style-name="MT112">Géométrie plane, </text:span><text:span text:style-name="MT157">partie 1</text:span><text:span text:style-name="MT112"> : </text:span><text:span text:style-name="MT160">assembler et décomposer</text:span></text:p></draw:text-box></draw:frame><draw:g text:anchor-type="paragraph" draw:z-index="140" draw:name="Shape4_216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38" draw:name="Shape4_21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78">Géométrie plane, </text:span><text:span text:style-name="MT157">partie 1</text:span><text:span text:style-name="MT78"> : </text:span><text:span text:style-name="MT160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101"><draw:line text:anchor-type="paragraph" draw:z-index="270" draw:name="Shape3_39" draw:style-name="Mgr11" draw:text-style-name="MP6" svg:x1="10.308cm" svg:y1="0.388cm" svg:x2="20.496cm" svg:y2="0.36cm"><text:p/></draw:line><draw:path text:anchor-type="paragraph" draw:z-index="271" draw:name="Shape1_12" draw:style-name="Mgr10" draw:text-style-name="MP50" svg:width="4.329cm" svg:height="2.238cm" svg:x="-1.5cm" svg:y="-1.001cm" svg:viewBox="0 0 4330 2239" svg:d="M0 2239l3984-288c209-15 363-167 345-342l-170-1609h-4159z"><text:p/></draw:path><text:span text:style-name="MT86">Fractions</text:span><text:span text:style-name="MT87"> : </text:span><text:span text:style-name="MT88">Problèmes</text:span><text:span text:style-name="MT87"> </text:span></text:p>
      </style:header>
      <style:footer>
        <text:p text:style-name="MP16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64" draw:name="Shape4_258" draw:style-name="Mgr1"><draw:path draw:style-name="Mgr7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89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12">Calculer</text:span> : <text:span text:style-name="MT12">Additionner et soustraire</text:span></text:p>
      </style:header>
      <style:footer>
        <text:p text:style-name="MP1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 : additionner et soustraire</text:span><text:span text:style-name="MT14"> </text:span></text:p></draw:text-box></draw:frame><draw:g text:anchor-type="paragraph" draw:z-index="239" draw:name="Shape4_85" draw:style-name="Mgr1"><draw:path draw:style-name="Mgr7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13">Calculer</text:span><text:span text:style-name="MT14"> : </text:span><text:span text:style-name="MT13">additionner et soustraire</text:span></text:p></draw:text-box></draw:frame><draw:g text:anchor-type="paragraph" draw:z-index="236" draw:name="Shape4_260" draw:style-name="Mgr1"><draw:path draw:style-name="Mgr7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87" draw:style-name="Mgr1"><draw:path draw:style-name="Mgr8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G_5f_GAUCHE_5f_ET_5f_DROITE_5f_1COL" style:display-name="5_2_SERIE_G_GAUCHE_ET_DROITE_1COL" style:page-layout-name="Mpm11" draw:style-name="Mdp1">
      <style:header>
        <text:p text:style-name="_5f_Header_20_G_20_page_20_impaire_20__28_D_29_"><text:span text:style-name="MT8">Constructions géométriques : </text:span><text:span text:style-name="MT9">Reproduire</text:span></text:p>
      </style:header>
      <style:header-left>
        <text:p text:style-name="MP102"><text:span text:style-name="MT8">Constructions géométriques : </text:span><text:span text:style-name="MT9">Reproduire</text:span></text:p>
      </style:header-left>
      <style:footer>
        <text:p text:style-name="MP1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7" draw:name="Shape4_2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10">CONSTRUCTIONS Géométriques : <text:s/></text:span><text:span text:style-name="MT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0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1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55" draw:name="Shape4_22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0">CONSTRUCTIONS Géométriques : </text:span><text:span text:style-name="MT4">REPRODUIRE</text:span></text:p></draw:text-box></draw:frame></text:p>
      </style:footer>
      <style:footer-left>
        <text:p text:style-name="MP1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56" draw:name="Shape4_2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0">CONSTRUCTIONS Géométriques : <text:s/></text:span><text:span text:style-name="MT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1" draw:style-name="Mdp1">
      <style:header>
        <text:p text:style-name="MP13"><text:span text:style-name="MT8">Constructions géométriques : </text:span><text:span text:style-name="MT9">Reproduire</text:span></text:p>
      </style:header>
      <style:footer>
        <text:p text:style-name="MP1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53" draw:name="Shape10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0">CONSTRUCTIONS Géométriques : <text:s/></text:span><text:span text:style-name="MT4">REPRODUIRE</text:span></text:p></draw:text-box></draw:frame></text:p>
      </style:footer>
      <style:footer-left>
        <text:p text:style-name="MP1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54" draw:name="Shape10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0">CONSTRUCTIONS Géométriques : <text:s/></text:span><text:span text:style-name="MT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0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1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52" draw:name="Shape4_22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0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0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50" draw:name="Shape4_2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1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solides : Vocabulaire, NatuRE</text:p></draw:text-box></draw:frame><draw:g text:anchor-type="paragraph" draw:z-index="51" draw:name="Shape4_256" draw:style-name="Mgr1"><draw:path draw:style-name="Mgr2" draw:text-style-name="MP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1" draw:style-name="Mdp1">
      <style:header>
        <text:p text:style-name="MP78"><text:span text:style-name="MT114">S</text:span><text:span text:style-name="MT115">olides</text:span> : <text:span text:style-name="MT114">Vocabulaire, nature</text:span></text:p>
      </style:header>
      <style:header-left>
        <text:p text:style-name="MP78"><text:span text:style-name="MT114">S</text:span><text:span text:style-name="MT115">olides</text:span> : <text:span text:style-name="MT114">Vocabulaire, nature</text:span></text:p>
      </style:header-left>
      <style:footer>
        <text:p text:style-name="MP1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solides : Vocabulaire, NatuRE</text:p></draw:text-box></draw:frame><draw:g text:anchor-type="paragraph" draw:z-index="48" draw:name="Shape4_22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solides : Vocabulaire, NatuRE</text:p></draw:text-box></draw:frame><draw:g text:anchor-type="paragraph" draw:z-index="49" draw:name="Shape4_2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0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1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46" draw:name="Shape4_22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1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47" draw:name="Shape4_25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1" draw:style-name="Mdp1">
      <style:header>
        <text:p text:style-name="_5f_Header_20_G_20_page_20_impaire_20__28_D_29_"><text:span text:style-name="MT114">Solides : </text:span><text:span text:style-name="MT169">Patrons</text:span></text:p>
      </style:header>
      <style:header-left>
        <text:p text:style-name="_5f_Header_20_G_20_page_20_paire_20__28_G_29_"><text:span text:style-name="MT114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solides : <text:span text:style-name="MT170">patrons</text:span></text:p></draw:text-box></draw:frame><draw:g text:anchor-type="paragraph" draw:z-index="44" draw:name="Shape4_2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1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5" draw:name="Shape4_252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0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1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42" draw:name="Shape4_2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1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43" draw:name="Shape4_2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1" draw:style-name="Mdp1">
      <style:header>
        <text:p text:style-name="_5f_Header_20_G_20_page_20_impaire_20__28_D_29_"><text:span text:style-name="MT114">S</text:span><text:span text:style-name="MT115">olides</text:span> : <text:span text:style-name="MT114">Vocabulaire, nature</text:span></text:p>
      </style:header>
      <style:header-left>
        <text:p text:style-name="_5f_Header_20_G_20_page_20_impaire_20__28_D_29_"><text:span text:style-name="MT114">S</text:span><text:span text:style-name="MT115">olides</text:span> : <text:span text:style-name="MT114">Vocabulaire, nature</text:span></text:p>
      </style:header-left>
      <style:footer>
        <text:p text:style-name="MP1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solides : Vocabulaire, NatuRE</text:p></draw:text-box></draw:frame><draw:g text:anchor-type="paragraph" draw:z-index="40" draw:name="Shape4_2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solides : Vocabulaire, NatuRE</text:p></draw:text-box></draw:frame><draw:g text:anchor-type="paragraph" draw:z-index="41" draw:name="Shape4_2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5"><text:span text:style-name="MT173">Géométrie plane</text:span><text:span text:style-name="MT114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50">Géométrie plane : </text:span><text:span text:style-name="MT75">parallèles, perpendiculaires, </text:span><text:span text:style-name="MT55">distances</text:span></text:p></draw:text-box></draw:frame><draw:g text:anchor-type="paragraph" draw:z-index="38" draw:name="Shape4_2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50">Géométrie plane : </text:span><text:span text:style-name="MT75">parallèles, perpendiculaires, </text:span><text:span text:style-name="MT55">distances</text:span></text:p></draw:text-box></draw:frame><draw:g text:anchor-type="paragraph" draw:z-index="39" draw:name="Shape4_248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77"> : </text:span><text:span text:style-name="MT177">Reconnaissance et axes</text:span></text:p>
      </style:header>
      <style:footer>
        <text:p text:style-name="MP16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36" draw:name="Shape4_24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5">S</text:span>ymétrie axiale : reconnaissance et axes</text:h></draw:text-box></draw:frame></text:p>
      </style:footer>
      <style:footer-left>
        <text:p text:style-name="MP1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37" draw:name="Shape4_24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78">Géométrie plane : </text:span><text:span text:style-name="MT79">parallèles, perpendiculaires, </text:span><text:span text:style-name="MT8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5"><text:span text:style-name="MT173">Géométrie plane</text:span><text:span text:style-name="MT114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50">Géométrie plane : </text:span><text:span text:style-name="MT75">parallèles, perpendiculaires, </text:span><text:span text:style-name="MT55">distances</text:span></text:p></draw:text-box></draw:frame><draw:g text:anchor-type="paragraph" draw:z-index="34" draw:name="Shape4_24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50">Géométrie plane : </text:span><text:span text:style-name="MT75">parallèles, perpendiculaires, </text:span><text:span text:style-name="MT55">distances</text:span></text:p></draw:text-box></draw:frame><draw:g text:anchor-type="paragraph" draw:z-index="35" draw:name="Shape4_24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77"> : </text:span><text:span text:style-name="MT176">Médiatrice d’un segment</text:span></text:p>
      </style:header>
      <style:footer>
        <text:p text:style-name="MP16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32" draw:name="Shape4_2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2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1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33" draw:name="Shape4_24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2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1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50">Géométrie plane : </text:span><text:span text:style-name="MT75">parallèles, perpendiculaires, </text:span><text:span text:style-name="MT55">distances</text:span></text:p></draw:text-box></draw:frame><draw:g text:anchor-type="paragraph" draw:z-index="30" draw:name="Shape4_2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Symétrie axiale : constructions</text:p></draw:text-box></draw:frame><draw:g text:anchor-type="paragraph" draw:z-index="31" draw:name="Shape4_24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55">S</text:span><text:span text:style-name="MT77">ymétrie axiale : Constructions</text:span></text:p>
      </style:header>
      <style:footer>
        <text:p text:style-name="MP16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28" draw:name="Shape4_2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55">S</text:span>ymétrie axiale : Constructions</text:h></draw:text-box></draw:frame></text:p>
      </style:footer>
      <style:footer-left>
        <text:p text:style-name="MP1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29" draw:name="Shape4_23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78">Géométrie plane : </text:span><text:span text:style-name="MT79">parallèles, perpendiculaires, </text:span><text:span text:style-name="MT8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5"><text:span text:style-name="MT173">Géométrie plane</text:span><text:span text:style-name="MT114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14"> : </text:span><text:span text:style-name="MT174">Parallèles, perpendiculaires,<text:line-break/> </text:span><text:span text:style-name="MT175">distances</text:span></text:p>
      </style:header-left>
      <style:footer>
        <text:p text:style-name="MP1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50">Géométrie plane : </text:span><text:span text:style-name="MT75">parallèles, perpendiculaires, </text:span><text:span text:style-name="MT55">distances</text:span></text:p></draw:text-box></draw:frame><draw:g text:anchor-type="paragraph" draw:z-index="26" draw:name="Shape4_2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50">Géométrie plane : </text:span><text:span text:style-name="MT75">parallèles, perpendiculaires, </text:span><text:span text:style-name="MT55">distances</text:span></text:p></draw:text-box></draw:frame><draw:g text:anchor-type="paragraph" draw:z-index="27" draw:name="Shape4_23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80">Symétrie axiale</text:span><text:span text:style-name="MT77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77"> : </text:span><text:span text:style-name="MT181">Axes de symétrie de figures</text:span></text:p>
      </style:header-left>
      <style:footer>
        <text:p text:style-name="MP16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4" draw:name="Shape4_2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5">S</text:span>ymétrie axiale : axes de symétrie de figures</text:p></draw:text-box></draw:frame></text:p>
      </style:footer>
      <style:footer-left>
        <text:p text:style-name="MP1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5" draw:name="Shape4_23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78">Géométrie plane : </text:span><text:span text:style-name="MT79">parallèles, perpendiculaires, </text:span><text:span text:style-name="MT8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5"><text:span text:style-name="MT173">Géométrie plane</text:span><text:span text:style-name="MT114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50">Géométrie plane : </text:span><text:span text:style-name="MT75">parallèles, perpendiculaires, </text:span><text:span text:style-name="MT55">distances</text:span></text:p></draw:text-box></draw:frame><draw:g text:anchor-type="paragraph" draw:z-index="22" draw:name="Shape4_2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50">Géométrie plane : </text:span><text:span text:style-name="MT75">parallèles, perpendiculaires, </text:span><text:span text:style-name="MT55">distances</text:span></text:p></draw:text-box></draw:frame><draw:g text:anchor-type="paragraph" draw:z-index="23" draw:name="Shape4_23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55">S</text:span>ymétrie : Propriétés</text:p>
      </style:header>
      <style:footer>
        <text:p text:style-name="MP16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20" draw:name="Shape4_2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5">S</text:span>ymétrie axiale : propriétés</text:p></draw:text-box></draw:frame></text:p>
      </style:footer>
      <style:footer-left>
        <text:p text:style-name="MP1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21" draw:name="Shape4_23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78">Géométrie plane : </text:span><text:span text:style-name="MT79">parallèles, perpendiculaires, </text:span><text:span text:style-name="MT8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5"><text:span text:style-name="MT173">Géométrie plane</text:span><text:span text:style-name="MT114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50">Géométrie plane : </text:span><text:span text:style-name="MT75">parallèles, perpendiculaires, </text:span><text:span text:style-name="MT55">distances</text:span></text:p></draw:text-box></draw:frame><draw:g text:anchor-type="paragraph" draw:z-index="18" draw:name="Shape4_2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50">Géométrie plane : </text:span><text:span text:style-name="MT75">parallèles, perpendiculaires, </text:span><text:span text:style-name="MT55">distances</text:span></text:p></draw:text-box></draw:frame><draw:g text:anchor-type="paragraph" draw:z-index="19" draw:name="Shape4_22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2"><text:span text:style-name="MT55">S</text:span>ymétrie axiale : pour aller plus loin</text:p>
      </style:header>
      <style:footer>
        <text:p text:style-name="MP16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6" draw:name="Shape4_4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5">S</text:span>ymétrie axiale : pour aller plus loin</text:p></draw:text-box></draw:frame></text:p>
      </style:footer>
      <style:footer-left>
        <text:p text:style-name="MP1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7" draw:name="Shape4_22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78">Géométrie plane : </text:span><text:span text:style-name="MT79">parallèles, perpendiculaires, </text:span><text:span text:style-name="MT8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10" draw:name="Shape3_1" draw:style-name="Mgr15" draw:text-style-name="MP6" svg:x1="10.893cm" svg:y1="0.403cm" svg:x2="20.503cm" svg:y2="0.327cm"><text:p/></draw:line><draw:path text:anchor-type="char" draw:z-index="11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4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13" draw:name="Shape3_38" draw:style-name="Mgr15" draw:text-style-name="MP6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12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6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Résoudre des problèmes</text:p></draw:text-box></draw:frame><draw:g text:anchor-type="paragraph" draw:z-index="15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21T17:31:31.518464917</meta:creation-date>
    <dc:title>lycee_v3</dc:title>
    <meta:editing-duration>PT5H32M18S</meta:editing-duration>
    <meta:editing-cycles>57</meta:editing-cycles>
    <meta:generator>LibreOffice/7.1.4.2$Linux_X86_64 LibreOffice_project/a529a4fab45b75fefc5b6226684193eb000654f6</meta:generator>
    <dc:date>2021-09-12T12:04:36.802156114</dc:date>
    <meta:document-statistic meta:table-count="0" meta:image-count="0" meta:object-count="0" meta:page-count="2" meta:paragraph-count="768" meta:word-count="2943" meta:character-count="19317" meta:non-whitespace-character-count="16766"/>
    <meta:template xlink:type="simple" xlink:actuate="onRequest" xlink:title="lycee_v3" xlink:href="../Modele_cahier.ott" meta:date="2021-07-09T13:45:32.011278978"/>
  </office:meta>
</office:document-meta>
</file>